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, Arial, Helvetica, sans-serif"/>
    <style:font-face style:name="Times New Roman" svg:font-family="'Times New Roman', Times, serif"/>
    <style:font-face style:name="cursive" svg:font-family="cursive"/>
  </office:font-face-decls>
  <office:automatic-styles>
    <style:style style:name="Table1" style:family="table" style:master-page-name="HTML">
      <style:table-properties style:width="11.9799in" style:rel-width="100%" style:page-number="auto" table:align="left"/>
    </style:style>
    <style:style style:name="Table1.A" style:family="table-column">
      <style:table-column-properties style:column-width="11.9799in" style:rel-column-width="65535*"/>
    </style:style>
    <style:style style:name="Table1.A1" style:family="table-cell">
      <style:table-cell-properties style:vertical-align="middle"/>
    </style:style>
    <style:style style:name="Table1.A2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.A3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" style:family="table">
      <style:table-properties style:width="11.5007in" style:rel-width="96%" table:align="center"/>
    </style:style>
    <style:style style:name="Table2.A" style:family="table-column">
      <style:table-column-properties style:column-width="5.2875in" style:rel-column-width="28924*"/>
    </style:style>
    <style:style style:name="Table2.B" style:family="table-column">
      <style:table-column-properties style:column-width="6.2125in" style:rel-column-width="33984*"/>
    </style:style>
    <style:style style:name="Table2.A1" style:family="table-cell">
      <style:table-cell-properties style:vertical-align="middle" fo:padding="0in" fo:border="none"/>
    </style:style>
    <style:style style:name="Table3" style:family="table">
      <style:table-properties style:width="11.9799in" style:rel-width="100%" table:align="center"/>
    </style:style>
    <style:style style:name="Table3.A" style:family="table-column">
      <style:table-column-properties style:column-width="11.9799in" style:rel-column-width="65535*"/>
    </style:style>
    <style:style style:name="Table3.A1" style:family="table-cell">
      <style:table-cell-properties style:vertical-align="middle"/>
    </style:style>
    <style:style style:name="Table4" style:family="table">
      <style:table-properties style:width="11.5007in" style:rel-width="96%" table:align="center"/>
    </style:style>
    <style:style style:name="Table4.A" style:family="table-column">
      <style:table-column-properties style:column-width="11.5007in" style:rel-column-width="62909*"/>
    </style:style>
    <style:style style:name="Table4.1" style:family="table-row">
      <style:table-row-properties style:min-row-height="0.3333in"/>
    </style:style>
    <style:style style:name="Table4.A1" style:family="table-cell">
      <style:table-cell-properties style:vertical-align="middle" fo:background-color="transparent" fo:padding-left="0.1563in" fo:padding-right="0.0194in" fo:padding-top="0.0194in" fo:padding-bottom="0.0194in" fo:border="0.05pt solid #7ec8de">
        <style:background-image/>
      </style:table-cell-properties>
    </style:style>
    <style:style style:name="Table4.A2" style:family="table-cell">
      <style:table-cell-properties style:vertical-align="middle" fo:background-color="#f1f1f1" fo:padding="0.0194in" fo:border="0.05pt solid #7ec8de">
        <style:background-image/>
      </style:table-cell-properties>
    </style:style>
    <style:style style:name="Table4.A3" style:family="table-cell">
      <style:table-cell-properties style:vertical-align="middle"/>
    </style:style>
    <style:style style:name="Table5" style:family="table">
      <style:table-properties style:width="11.325in" style:rel-width="100%" table:align="center"/>
    </style:style>
    <style:style style:name="Table5.A" style:family="table-column">
      <style:table-column-properties style:column-width="11.325in" style:rel-column-width="65535*"/>
    </style:style>
    <style:style style:name="Table5.A1" style:family="table-cell">
      <style:table-cell-properties style:vertical-align="middle"/>
    </style:style>
    <style:style style:name="Table5.A5" style:family="table-cell">
      <style:table-cell-properties style:vertical-align="middle" fo:padding="0in" fo:border="none"/>
    </style:style>
    <style:style style:name="Table6" style:family="table">
      <style:table-properties style:width="8.8049in" table:align="center"/>
    </style:style>
    <style:style style:name="Table6.A" style:family="table-column">
      <style:table-column-properties style:column-width="8.8049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8.7035in" table:align="left"/>
    </style:style>
    <style:style style:name="Table7.A" style:family="table-column">
      <style:table-column-properties style:column-width="8.6563in"/>
    </style:style>
    <style:style style:name="Table7.B" style:family="table-column">
      <style:table-column-properties style:column-width="0.016in"/>
    </style:style>
    <style:style style:name="Table7.C" style:family="table-column">
      <style:table-column-properties style:column-width="0.0313in"/>
    </style:style>
    <style:style style:name="Table7.1" style:family="table-row">
      <style:table-row-properties style:min-row-height="0.0313in"/>
    </style:style>
    <style:style style:name="Table7.A1" style:family="table-cell">
      <style:table-cell-properties style:vertical-align="middle"/>
    </style:style>
    <style:style style:name="Table8" style:family="table">
      <style:table-properties style:width="8.6563in" table:align="left"/>
    </style:style>
    <style:style style:name="Table8.A" style:family="table-column">
      <style:table-column-properties style:column-width="8.6563in"/>
    </style:style>
    <style:style style:name="Table9" style:family="table">
      <style:table-properties style:width="8.6563in" table:align="left"/>
    </style:style>
    <style:style style:name="Table9.A" style:family="table-column">
      <style:table-column-properties style:column-width="3.9028in"/>
    </style:style>
    <style:style style:name="Table9.B" style:family="table-column">
      <style:table-column-properties style:column-width="0.0632in"/>
    </style:style>
    <style:style style:name="Table9.C" style:family="table-column">
      <style:table-column-properties style:column-width="3.7986in"/>
    </style:style>
    <style:style style:name="Table9.D" style:family="table-column">
      <style:table-column-properties style:column-width="0.8556in"/>
    </style:style>
    <style:style style:name="Table9.E" style:family="table-column">
      <style:table-column-properties style:column-width="0.0361in"/>
    </style:style>
    <style:style style:name="Table9.D3" style:family="table-cell">
      <style:table-cell-properties style:vertical-align="middle"/>
    </style:style>
    <style:style style:name="Table9.B23" style:family="table-cell">
      <style:table-cell-properties fo:padding="0in" fo:border="none"/>
    </style:style>
    <style:style style:name="Table10" style:family="table">
      <style:table-properties style:width="0.8931in" table:align="center"/>
    </style:style>
    <style:style style:name="Table10.A" style:family="table-column">
      <style:table-column-properties style:column-width="0.8931in"/>
    </style:style>
    <style:style style:name="Table10.A1" style:family="table-cell">
      <style:table-cell-properties style:vertical-align="bottom" fo:padding="0.0194in" fo:border="none"/>
    </style:style>
    <style:style style:name="Table10.A3" style:family="table-cell">
      <style:table-cell-properties style:vertical-align="middle" fo:padding="0.0194in" fo:border="none"/>
    </style:style>
    <style:style style:name="Table11" style:family="table">
      <style:table-properties style:width="3.9028in" table:align="center"/>
    </style:style>
    <style:style style:name="Table11.A" style:family="table-column">
      <style:table-column-properties style:column-width="2.5424in"/>
    </style:style>
    <style:style style:name="Table11.B" style:family="table-column">
      <style:table-column-properties style:column-width="0.3285in"/>
    </style:style>
    <style:style style:name="Table11.C" style:family="table-column">
      <style:table-column-properties style:column-width="1.0319in"/>
    </style:style>
    <style:style style:name="Table11.A1" style:family="table-cell">
      <style:table-cell-properties style:vertical-align="middle" fo:padding="0.0194in" fo:border="none"/>
    </style:style>
    <style:style style:name="Table11.A2" style:family="table-cell">
      <style:table-cell-properties fo:padding="0in" fo:border="none"/>
    </style:style>
    <style:style style:name="Table11.C2" style:family="table-cell">
      <style:table-cell-properties style:vertical-align="middle" fo:padding="0in" fo:border="none"/>
    </style:style>
    <style:style style:name="Table11.A3" style:family="table-cell">
      <style:table-cell-properties fo:padding="0in" fo:border="none"/>
    </style:style>
    <style:style style:name="Table11.C3" style:family="table-cell">
      <style:table-cell-properties fo:padding="0in" fo:border="none"/>
    </style:style>
    <style:style style:name="Table11.A4" style:family="table-cell">
      <style:table-cell-properties fo:padding="0in" fo:border="none"/>
    </style:style>
    <style:style style:name="Table11.C4" style:family="table-cell">
      <style:table-cell-properties fo:padding="0in" fo:border="none"/>
    </style:style>
    <style:style style:name="Table11.A5" style:family="table-cell">
      <style:table-cell-properties fo:padding="0in" fo:border="none"/>
    </style:style>
    <style:style style:name="Table11.C5" style:family="table-cell">
      <style:table-cell-properties fo:padding="0in" fo:border="none"/>
    </style:style>
    <style:style style:name="Table11.C6" style:family="table-cell">
      <style:table-cell-properties fo:padding="0.0194in" fo:border="none"/>
    </style:style>
    <style:style style:name="Table11.A8" style:family="table-cell">
      <style:table-cell-properties fo:padding="0in" fo:border="none"/>
    </style:style>
    <style:style style:name="Table11.B9" style:family="table-cell">
      <style:table-cell-properties fo:padding="0.0194in" fo:border="none"/>
    </style:style>
    <style:style style:name="Table11.A10" style:family="table-cell">
      <style:table-cell-properties fo:padding="0.0194in" fo:border="none"/>
    </style:style>
    <style:style style:name="Table11.C10" style:family="table-cell">
      <style:table-cell-properties fo:padding="0.0194in" fo:border="none"/>
    </style:style>
    <style:style style:name="Table12" style:family="table">
      <style:table-properties style:width="0.2688in" table:align="center"/>
    </style:style>
    <style:style style:name="Table12.A" style:family="table-column">
      <style:table-column-properties style:column-width="0.0861in"/>
    </style:style>
    <style:style style:name="Table12.B" style:family="table-column">
      <style:table-column-properties style:column-width="0.0757in"/>
    </style:style>
    <style:style style:name="Table12.C" style:family="table-column">
      <style:table-column-properties style:column-width="0.1069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3.6236in" style:rel-width="32%" table:align="center"/>
    </style:style>
    <style:style style:name="Table13.A" style:family="table-column">
      <style:table-column-properties style:column-width="0.7257in" style:rel-column-width="4199*"/>
    </style:style>
    <style:style style:name="Table13.B" style:family="table-column">
      <style:table-column-properties style:column-width="0.0618in" style:rel-column-width="356*"/>
    </style:style>
    <style:style style:name="Table13.C" style:family="table-column">
      <style:table-column-properties style:column-width="2.8361in" style:rel-column-width="16411*"/>
    </style:style>
    <style:style style:name="Table13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3.B1" style:family="table-cell">
      <style:table-cell-properties style:vertical-align="middle"/>
    </style:style>
    <style:style style:name="Table2" style:family="table">
      <style:table-properties style:width="11.5007in" style:rel-width="96%" table:align="center"/>
    </style:style>
    <style:style style:name="Table2.A" style:family="table-column">
      <style:table-column-properties style:column-width="5.2875in" style:rel-column-width="28924*"/>
    </style:style>
    <style:style style:name="Table2.B" style:family="table-column">
      <style:table-column-properties style:column-width="6.2125in" style:rel-column-width="33984*"/>
    </style:style>
    <style:style style:name="Table2.A1" style:family="table-cell">
      <style:table-cell-properties style:vertical-align="middle" fo:padding="0in" fo:border="none"/>
    </style:style>
    <style:style style:name="Table3" style:family="table">
      <style:table-properties style:width="11.9799in" style:rel-width="100%" table:align="center"/>
    </style:style>
    <style:style style:name="Table3.A" style:family="table-column">
      <style:table-column-properties style:column-width="11.9799in" style:rel-column-width="65535*"/>
    </style:style>
    <style:style style:name="Table3.A1" style:family="table-cell">
      <style:table-cell-properties style:vertical-align="middle"/>
    </style:style>
    <style:style style:name="Table4" style:family="table">
      <style:table-properties style:width="11.5007in" style:rel-width="96%" table:align="center"/>
    </style:style>
    <style:style style:name="Table4.A" style:family="table-column">
      <style:table-column-properties style:column-width="11.5007in" style:rel-column-width="62909*"/>
    </style:style>
    <style:style style:name="Table4.1" style:family="table-row">
      <style:table-row-properties style:min-row-height="0.3333in"/>
    </style:style>
    <style:style style:name="Table4.A1" style:family="table-cell">
      <style:table-cell-properties style:vertical-align="middle" fo:background-color="transparent" fo:padding-left="0.1563in" fo:padding-right="0.0194in" fo:padding-top="0.0194in" fo:padding-bottom="0.0194in" fo:border="0.05pt solid #7ec8de">
        <style:background-image/>
      </style:table-cell-properties>
    </style:style>
    <style:style style:name="Table4.A2" style:family="table-cell">
      <style:table-cell-properties style:vertical-align="middle" fo:background-color="#f1f1f1" fo:padding="0.0194in" fo:border="0.05pt solid #7ec8de">
        <style:background-image/>
      </style:table-cell-properties>
    </style:style>
    <style:style style:name="Table4.A3" style:family="table-cell">
      <style:table-cell-properties style:vertical-align="middle"/>
    </style:style>
    <style:style style:name="Table5" style:family="table">
      <style:table-properties style:width="11.325in" style:rel-width="100%" table:align="center"/>
    </style:style>
    <style:style style:name="Table5.A" style:family="table-column">
      <style:table-column-properties style:column-width="11.325in" style:rel-column-width="65535*"/>
    </style:style>
    <style:style style:name="Table5.A1" style:family="table-cell">
      <style:table-cell-properties style:vertical-align="middle"/>
    </style:style>
    <style:style style:name="Table5.A5" style:family="table-cell">
      <style:table-cell-properties style:vertical-align="middle" fo:padding="0in" fo:border="none"/>
    </style:style>
    <style:style style:name="Table6" style:family="table">
      <style:table-properties style:width="8.8049in" table:align="center"/>
    </style:style>
    <style:style style:name="Table6.A" style:family="table-column">
      <style:table-column-properties style:column-width="8.8049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8.7035in" table:align="left"/>
    </style:style>
    <style:style style:name="Table7.A" style:family="table-column">
      <style:table-column-properties style:column-width="8.6563in"/>
    </style:style>
    <style:style style:name="Table7.B" style:family="table-column">
      <style:table-column-properties style:column-width="0.016in"/>
    </style:style>
    <style:style style:name="Table7.C" style:family="table-column">
      <style:table-column-properties style:column-width="0.0313in"/>
    </style:style>
    <style:style style:name="Table7.1" style:family="table-row">
      <style:table-row-properties style:min-row-height="0.0313in"/>
    </style:style>
    <style:style style:name="Table7.A1" style:family="table-cell">
      <style:table-cell-properties style:vertical-align="middle"/>
    </style:style>
    <style:style style:name="Table8" style:family="table">
      <style:table-properties style:width="8.6563in" table:align="left"/>
    </style:style>
    <style:style style:name="Table8.A" style:family="table-column">
      <style:table-column-properties style:column-width="8.6563in"/>
    </style:style>
    <style:style style:name="Table9" style:family="table">
      <style:table-properties style:width="8.6563in" table:align="left"/>
    </style:style>
    <style:style style:name="Table9.A" style:family="table-column">
      <style:table-column-properties style:column-width="3.9028in"/>
    </style:style>
    <style:style style:name="Table9.B" style:family="table-column">
      <style:table-column-properties style:column-width="0.0632in"/>
    </style:style>
    <style:style style:name="Table9.C" style:family="table-column">
      <style:table-column-properties style:column-width="3.7986in"/>
    </style:style>
    <style:style style:name="Table9.D" style:family="table-column">
      <style:table-column-properties style:column-width="0.8556in"/>
    </style:style>
    <style:style style:name="Table9.E" style:family="table-column">
      <style:table-column-properties style:column-width="0.0361in"/>
    </style:style>
    <style:style style:name="Table9.D3" style:family="table-cell">
      <style:table-cell-properties style:vertical-align="middle"/>
    </style:style>
    <style:style style:name="Table9.B23" style:family="table-cell">
      <style:table-cell-properties fo:padding="0in" fo:border="none"/>
    </style:style>
    <style:style style:name="Table10" style:family="table">
      <style:table-properties style:width="0.8931in" table:align="center"/>
    </style:style>
    <style:style style:name="Table10.A" style:family="table-column">
      <style:table-column-properties style:column-width="0.8931in"/>
    </style:style>
    <style:style style:name="Table10.A1" style:family="table-cell">
      <style:table-cell-properties style:vertical-align="bottom" fo:padding="0.0194in" fo:border="none"/>
    </style:style>
    <style:style style:name="Table10.A3" style:family="table-cell">
      <style:table-cell-properties style:vertical-align="middle" fo:padding="0.0194in" fo:border="none"/>
    </style:style>
    <style:style style:name="Table11" style:family="table">
      <style:table-properties style:width="3.9028in" table:align="center"/>
    </style:style>
    <style:style style:name="Table11.A" style:family="table-column">
      <style:table-column-properties style:column-width="2.5424in"/>
    </style:style>
    <style:style style:name="Table11.B" style:family="table-column">
      <style:table-column-properties style:column-width="0.3285in"/>
    </style:style>
    <style:style style:name="Table11.C" style:family="table-column">
      <style:table-column-properties style:column-width="1.0319in"/>
    </style:style>
    <style:style style:name="Table11.A1" style:family="table-cell">
      <style:table-cell-properties style:vertical-align="middle" fo:padding="0.0194in" fo:border="none"/>
    </style:style>
    <style:style style:name="Table11.A2" style:family="table-cell">
      <style:table-cell-properties fo:padding="0in" fo:border="none"/>
    </style:style>
    <style:style style:name="Table11.C2" style:family="table-cell">
      <style:table-cell-properties style:vertical-align="middle" fo:padding="0in" fo:border="none"/>
    </style:style>
    <style:style style:name="Table11.A3" style:family="table-cell">
      <style:table-cell-properties fo:padding="0in" fo:border="none"/>
    </style:style>
    <style:style style:name="Table11.C3" style:family="table-cell">
      <style:table-cell-properties fo:padding="0in" fo:border="none"/>
    </style:style>
    <style:style style:name="Table11.A4" style:family="table-cell">
      <style:table-cell-properties fo:padding="0in" fo:border="none"/>
    </style:style>
    <style:style style:name="Table11.C4" style:family="table-cell">
      <style:table-cell-properties fo:padding="0in" fo:border="none"/>
    </style:style>
    <style:style style:name="Table11.A5" style:family="table-cell">
      <style:table-cell-properties fo:padding="0in" fo:border="none"/>
    </style:style>
    <style:style style:name="Table11.C5" style:family="table-cell">
      <style:table-cell-properties fo:padding="0in" fo:border="none"/>
    </style:style>
    <style:style style:name="Table11.C6" style:family="table-cell">
      <style:table-cell-properties fo:padding="0.0194in" fo:border="none"/>
    </style:style>
    <style:style style:name="Table11.A8" style:family="table-cell">
      <style:table-cell-properties fo:padding="0in" fo:border="none"/>
    </style:style>
    <style:style style:name="Table11.B9" style:family="table-cell">
      <style:table-cell-properties fo:padding="0.0194in" fo:border="none"/>
    </style:style>
    <style:style style:name="Table11.A10" style:family="table-cell">
      <style:table-cell-properties fo:padding="0.0194in" fo:border="none"/>
    </style:style>
    <style:style style:name="Table11.C10" style:family="table-cell">
      <style:table-cell-properties fo:padding="0.0194in" fo:border="none"/>
    </style:style>
    <style:style style:name="Table12" style:family="table">
      <style:table-properties style:width="0.2688in" table:align="center"/>
    </style:style>
    <style:style style:name="Table12.A" style:family="table-column">
      <style:table-column-properties style:column-width="0.0861in"/>
    </style:style>
    <style:style style:name="Table12.B" style:family="table-column">
      <style:table-column-properties style:column-width="0.0757in"/>
    </style:style>
    <style:style style:name="Table12.C" style:family="table-column">
      <style:table-column-properties style:column-width="0.1069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3.6236in" style:rel-width="32%" table:align="center"/>
    </style:style>
    <style:style style:name="Table13.A" style:family="table-column">
      <style:table-column-properties style:column-width="0.7257in" style:rel-column-width="4199*"/>
    </style:style>
    <style:style style:name="Table13.B" style:family="table-column">
      <style:table-column-properties style:column-width="0.0618in" style:rel-column-width="356*"/>
    </style:style>
    <style:style style:name="Table13.C" style:family="table-column">
      <style:table-column-properties style:column-width="2.8361in" style:rel-column-width="16411*"/>
    </style:style>
    <style:style style:name="Table13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3.B1" style:family="table-cell">
      <style:table-cell-properties style:vertical-align="middle"/>
    </style:style>
    <style:style style:name="Table5" style:family="table">
      <style:table-properties style:width="11.325in" style:rel-width="100%" table:align="center"/>
    </style:style>
    <style:style style:name="Table5.A" style:family="table-column">
      <style:table-column-properties style:column-width="11.325in" style:rel-column-width="65535*"/>
    </style:style>
    <style:style style:name="Table5.A1" style:family="table-cell">
      <style:table-cell-properties style:vertical-align="middle"/>
    </style:style>
    <style:style style:name="Table5.A5" style:family="table-cell">
      <style:table-cell-properties style:vertical-align="middle" fo:padding="0in" fo:border="none"/>
    </style:style>
    <style:style style:name="Table6" style:family="table">
      <style:table-properties style:width="8.8049in" table:align="center"/>
    </style:style>
    <style:style style:name="Table6.A" style:family="table-column">
      <style:table-column-properties style:column-width="8.8049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8.7035in" table:align="left"/>
    </style:style>
    <style:style style:name="Table7.A" style:family="table-column">
      <style:table-column-properties style:column-width="8.6563in"/>
    </style:style>
    <style:style style:name="Table7.B" style:family="table-column">
      <style:table-column-properties style:column-width="0.016in"/>
    </style:style>
    <style:style style:name="Table7.C" style:family="table-column">
      <style:table-column-properties style:column-width="0.0313in"/>
    </style:style>
    <style:style style:name="Table7.1" style:family="table-row">
      <style:table-row-properties style:min-row-height="0.0313in"/>
    </style:style>
    <style:style style:name="Table7.A1" style:family="table-cell">
      <style:table-cell-properties style:vertical-align="middle"/>
    </style:style>
    <style:style style:name="Table8" style:family="table">
      <style:table-properties style:width="8.6563in" table:align="left"/>
    </style:style>
    <style:style style:name="Table8.A" style:family="table-column">
      <style:table-column-properties style:column-width="8.6563in"/>
    </style:style>
    <style:style style:name="Table9" style:family="table">
      <style:table-properties style:width="8.6563in" table:align="left"/>
    </style:style>
    <style:style style:name="Table9.A" style:family="table-column">
      <style:table-column-properties style:column-width="3.9028in"/>
    </style:style>
    <style:style style:name="Table9.B" style:family="table-column">
      <style:table-column-properties style:column-width="0.0632in"/>
    </style:style>
    <style:style style:name="Table9.C" style:family="table-column">
      <style:table-column-properties style:column-width="3.7986in"/>
    </style:style>
    <style:style style:name="Table9.D" style:family="table-column">
      <style:table-column-properties style:column-width="0.8556in"/>
    </style:style>
    <style:style style:name="Table9.E" style:family="table-column">
      <style:table-column-properties style:column-width="0.0361in"/>
    </style:style>
    <style:style style:name="Table9.D3" style:family="table-cell">
      <style:table-cell-properties style:vertical-align="middle"/>
    </style:style>
    <style:style style:name="Table9.B23" style:family="table-cell">
      <style:table-cell-properties fo:padding="0in" fo:border="none"/>
    </style:style>
    <style:style style:name="Table10" style:family="table">
      <style:table-properties style:width="0.8931in" table:align="center"/>
    </style:style>
    <style:style style:name="Table10.A" style:family="table-column">
      <style:table-column-properties style:column-width="0.8931in"/>
    </style:style>
    <style:style style:name="Table10.A1" style:family="table-cell">
      <style:table-cell-properties style:vertical-align="bottom" fo:padding="0.0194in" fo:border="none"/>
    </style:style>
    <style:style style:name="Table10.A3" style:family="table-cell">
      <style:table-cell-properties style:vertical-align="middle" fo:padding="0.0194in" fo:border="none"/>
    </style:style>
    <style:style style:name="Table11" style:family="table">
      <style:table-properties style:width="3.9028in" table:align="center"/>
    </style:style>
    <style:style style:name="Table11.A" style:family="table-column">
      <style:table-column-properties style:column-width="2.5424in"/>
    </style:style>
    <style:style style:name="Table11.B" style:family="table-column">
      <style:table-column-properties style:column-width="0.3285in"/>
    </style:style>
    <style:style style:name="Table11.C" style:family="table-column">
      <style:table-column-properties style:column-width="1.0319in"/>
    </style:style>
    <style:style style:name="Table11.A1" style:family="table-cell">
      <style:table-cell-properties style:vertical-align="middle" fo:padding="0.0194in" fo:border="none"/>
    </style:style>
    <style:style style:name="Table11.A2" style:family="table-cell">
      <style:table-cell-properties fo:padding="0in" fo:border="none"/>
    </style:style>
    <style:style style:name="Table11.C2" style:family="table-cell">
      <style:table-cell-properties style:vertical-align="middle" fo:padding="0in" fo:border="none"/>
    </style:style>
    <style:style style:name="Table11.A3" style:family="table-cell">
      <style:table-cell-properties fo:padding="0in" fo:border="none"/>
    </style:style>
    <style:style style:name="Table11.C3" style:family="table-cell">
      <style:table-cell-properties fo:padding="0in" fo:border="none"/>
    </style:style>
    <style:style style:name="Table11.A4" style:family="table-cell">
      <style:table-cell-properties fo:padding="0in" fo:border="none"/>
    </style:style>
    <style:style style:name="Table11.C4" style:family="table-cell">
      <style:table-cell-properties fo:padding="0in" fo:border="none"/>
    </style:style>
    <style:style style:name="Table11.A5" style:family="table-cell">
      <style:table-cell-properties fo:padding="0in" fo:border="none"/>
    </style:style>
    <style:style style:name="Table11.C5" style:family="table-cell">
      <style:table-cell-properties fo:padding="0in" fo:border="none"/>
    </style:style>
    <style:style style:name="Table11.C6" style:family="table-cell">
      <style:table-cell-properties fo:padding="0.0194in" fo:border="none"/>
    </style:style>
    <style:style style:name="Table11.A8" style:family="table-cell">
      <style:table-cell-properties fo:padding="0in" fo:border="none"/>
    </style:style>
    <style:style style:name="Table11.B9" style:family="table-cell">
      <style:table-cell-properties fo:padding="0.0194in" fo:border="none"/>
    </style:style>
    <style:style style:name="Table11.A10" style:family="table-cell">
      <style:table-cell-properties fo:padding="0.0194in" fo:border="none"/>
    </style:style>
    <style:style style:name="Table11.C10" style:family="table-cell">
      <style:table-cell-properties fo:padding="0.0194in" fo:border="none"/>
    </style:style>
    <style:style style:name="Table12" style:family="table">
      <style:table-properties style:width="0.2688in" table:align="center"/>
    </style:style>
    <style:style style:name="Table12.A" style:family="table-column">
      <style:table-column-properties style:column-width="0.0861in"/>
    </style:style>
    <style:style style:name="Table12.B" style:family="table-column">
      <style:table-column-properties style:column-width="0.0757in"/>
    </style:style>
    <style:style style:name="Table12.C" style:family="table-column">
      <style:table-column-properties style:column-width="0.1069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3.6236in" style:rel-width="32%" table:align="center"/>
    </style:style>
    <style:style style:name="Table13.A" style:family="table-column">
      <style:table-column-properties style:column-width="0.7257in" style:rel-column-width="4199*"/>
    </style:style>
    <style:style style:name="Table13.B" style:family="table-column">
      <style:table-column-properties style:column-width="0.0618in" style:rel-column-width="356*"/>
    </style:style>
    <style:style style:name="Table13.C" style:family="table-column">
      <style:table-column-properties style:column-width="2.8361in" style:rel-column-width="16411*"/>
    </style:style>
    <style:style style:name="Table13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3.B1" style:family="table-cell">
      <style:table-cell-properties style:vertical-align="middle"/>
    </style:style>
    <style:style style:name="Table6" style:family="table">
      <style:table-properties style:width="8.8049in" table:align="center"/>
    </style:style>
    <style:style style:name="Table6.A" style:family="table-column">
      <style:table-column-properties style:column-width="8.8049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8.7035in" table:align="left"/>
    </style:style>
    <style:style style:name="Table7.A" style:family="table-column">
      <style:table-column-properties style:column-width="8.6563in"/>
    </style:style>
    <style:style style:name="Table7.B" style:family="table-column">
      <style:table-column-properties style:column-width="0.016in"/>
    </style:style>
    <style:style style:name="Table7.C" style:family="table-column">
      <style:table-column-properties style:column-width="0.0313in"/>
    </style:style>
    <style:style style:name="Table7.1" style:family="table-row">
      <style:table-row-properties style:min-row-height="0.0313in"/>
    </style:style>
    <style:style style:name="Table7.A1" style:family="table-cell">
      <style:table-cell-properties style:vertical-align="middle"/>
    </style:style>
    <style:style style:name="Table8" style:family="table">
      <style:table-properties style:width="8.6563in" table:align="left"/>
    </style:style>
    <style:style style:name="Table8.A" style:family="table-column">
      <style:table-column-properties style:column-width="8.6563in"/>
    </style:style>
    <style:style style:name="Table9" style:family="table">
      <style:table-properties style:width="8.6563in" table:align="left"/>
    </style:style>
    <style:style style:name="Table9.A" style:family="table-column">
      <style:table-column-properties style:column-width="3.9028in"/>
    </style:style>
    <style:style style:name="Table9.B" style:family="table-column">
      <style:table-column-properties style:column-width="0.0632in"/>
    </style:style>
    <style:style style:name="Table9.C" style:family="table-column">
      <style:table-column-properties style:column-width="3.7986in"/>
    </style:style>
    <style:style style:name="Table9.D" style:family="table-column">
      <style:table-column-properties style:column-width="0.8556in"/>
    </style:style>
    <style:style style:name="Table9.E" style:family="table-column">
      <style:table-column-properties style:column-width="0.0361in"/>
    </style:style>
    <style:style style:name="Table9.D3" style:family="table-cell">
      <style:table-cell-properties style:vertical-align="middle"/>
    </style:style>
    <style:style style:name="Table9.B23" style:family="table-cell">
      <style:table-cell-properties fo:padding="0in" fo:border="none"/>
    </style:style>
    <style:style style:name="Table10" style:family="table">
      <style:table-properties style:width="0.8931in" table:align="center"/>
    </style:style>
    <style:style style:name="Table10.A" style:family="table-column">
      <style:table-column-properties style:column-width="0.8931in"/>
    </style:style>
    <style:style style:name="Table10.A1" style:family="table-cell">
      <style:table-cell-properties style:vertical-align="bottom" fo:padding="0.0194in" fo:border="none"/>
    </style:style>
    <style:style style:name="Table10.A3" style:family="table-cell">
      <style:table-cell-properties style:vertical-align="middle" fo:padding="0.0194in" fo:border="none"/>
    </style:style>
    <style:style style:name="Table11" style:family="table">
      <style:table-properties style:width="3.9028in" table:align="center"/>
    </style:style>
    <style:style style:name="Table11.A" style:family="table-column">
      <style:table-column-properties style:column-width="2.5424in"/>
    </style:style>
    <style:style style:name="Table11.B" style:family="table-column">
      <style:table-column-properties style:column-width="0.3285in"/>
    </style:style>
    <style:style style:name="Table11.C" style:family="table-column">
      <style:table-column-properties style:column-width="1.0319in"/>
    </style:style>
    <style:style style:name="Table11.A1" style:family="table-cell">
      <style:table-cell-properties style:vertical-align="middle" fo:padding="0.0194in" fo:border="none"/>
    </style:style>
    <style:style style:name="Table11.A2" style:family="table-cell">
      <style:table-cell-properties fo:padding="0in" fo:border="none"/>
    </style:style>
    <style:style style:name="Table11.C2" style:family="table-cell">
      <style:table-cell-properties style:vertical-align="middle" fo:padding="0in" fo:border="none"/>
    </style:style>
    <style:style style:name="Table11.A3" style:family="table-cell">
      <style:table-cell-properties fo:padding="0in" fo:border="none"/>
    </style:style>
    <style:style style:name="Table11.C3" style:family="table-cell">
      <style:table-cell-properties fo:padding="0in" fo:border="none"/>
    </style:style>
    <style:style style:name="Table11.A4" style:family="table-cell">
      <style:table-cell-properties fo:padding="0in" fo:border="none"/>
    </style:style>
    <style:style style:name="Table11.C4" style:family="table-cell">
      <style:table-cell-properties fo:padding="0in" fo:border="none"/>
    </style:style>
    <style:style style:name="Table11.A5" style:family="table-cell">
      <style:table-cell-properties fo:padding="0in" fo:border="none"/>
    </style:style>
    <style:style style:name="Table11.C5" style:family="table-cell">
      <style:table-cell-properties fo:padding="0in" fo:border="none"/>
    </style:style>
    <style:style style:name="Table11.C6" style:family="table-cell">
      <style:table-cell-properties fo:padding="0.0194in" fo:border="none"/>
    </style:style>
    <style:style style:name="Table11.A8" style:family="table-cell">
      <style:table-cell-properties fo:padding="0in" fo:border="none"/>
    </style:style>
    <style:style style:name="Table11.B9" style:family="table-cell">
      <style:table-cell-properties fo:padding="0.0194in" fo:border="none"/>
    </style:style>
    <style:style style:name="Table11.A10" style:family="table-cell">
      <style:table-cell-properties fo:padding="0.0194in" fo:border="none"/>
    </style:style>
    <style:style style:name="Table11.C10" style:family="table-cell">
      <style:table-cell-properties fo:padding="0.0194in" fo:border="none"/>
    </style:style>
    <style:style style:name="Table12" style:family="table">
      <style:table-properties style:width="0.2688in" table:align="center"/>
    </style:style>
    <style:style style:name="Table12.A" style:family="table-column">
      <style:table-column-properties style:column-width="0.0861in"/>
    </style:style>
    <style:style style:name="Table12.B" style:family="table-column">
      <style:table-column-properties style:column-width="0.0757in"/>
    </style:style>
    <style:style style:name="Table12.C" style:family="table-column">
      <style:table-column-properties style:column-width="0.1069in"/>
    </style:style>
    <style:style style:name="Table12.A1" style:family="table-cell">
      <style:table-cell-properties style:vertical-align="middle" fo:padding="0.0194in" fo:border="none"/>
    </style:style>
    <style:style style:name="Table7" style:family="table">
      <style:table-properties style:width="8.7035in" table:align="left"/>
    </style:style>
    <style:style style:name="Table7.A" style:family="table-column">
      <style:table-column-properties style:column-width="8.6563in"/>
    </style:style>
    <style:style style:name="Table7.B" style:family="table-column">
      <style:table-column-properties style:column-width="0.016in"/>
    </style:style>
    <style:style style:name="Table7.C" style:family="table-column">
      <style:table-column-properties style:column-width="0.0313in"/>
    </style:style>
    <style:style style:name="Table7.1" style:family="table-row">
      <style:table-row-properties style:min-row-height="0.0313in"/>
    </style:style>
    <style:style style:name="Table7.A1" style:family="table-cell">
      <style:table-cell-properties style:vertical-align="middle"/>
    </style:style>
    <style:style style:name="Table8" style:family="table">
      <style:table-properties style:width="8.6563in" table:align="left"/>
    </style:style>
    <style:style style:name="Table8.A" style:family="table-column">
      <style:table-column-properties style:column-width="8.6563in"/>
    </style:style>
    <style:style style:name="Table9" style:family="table">
      <style:table-properties style:width="8.6563in" table:align="left"/>
    </style:style>
    <style:style style:name="Table9.A" style:family="table-column">
      <style:table-column-properties style:column-width="3.9028in"/>
    </style:style>
    <style:style style:name="Table9.B" style:family="table-column">
      <style:table-column-properties style:column-width="0.0632in"/>
    </style:style>
    <style:style style:name="Table9.C" style:family="table-column">
      <style:table-column-properties style:column-width="3.7986in"/>
    </style:style>
    <style:style style:name="Table9.D" style:family="table-column">
      <style:table-column-properties style:column-width="0.8556in"/>
    </style:style>
    <style:style style:name="Table9.E" style:family="table-column">
      <style:table-column-properties style:column-width="0.0361in"/>
    </style:style>
    <style:style style:name="Table9.D3" style:family="table-cell">
      <style:table-cell-properties style:vertical-align="middle"/>
    </style:style>
    <style:style style:name="Table9.B23" style:family="table-cell">
      <style:table-cell-properties fo:padding="0in" fo:border="none"/>
    </style:style>
    <style:style style:name="Table10" style:family="table">
      <style:table-properties style:width="0.8931in" table:align="center"/>
    </style:style>
    <style:style style:name="Table10.A" style:family="table-column">
      <style:table-column-properties style:column-width="0.8931in"/>
    </style:style>
    <style:style style:name="Table10.A1" style:family="table-cell">
      <style:table-cell-properties style:vertical-align="bottom" fo:padding="0.0194in" fo:border="none"/>
    </style:style>
    <style:style style:name="Table10.A3" style:family="table-cell">
      <style:table-cell-properties style:vertical-align="middle" fo:padding="0.0194in" fo:border="none"/>
    </style:style>
    <style:style style:name="Table11" style:family="table">
      <style:table-properties style:width="3.9028in" table:align="center"/>
    </style:style>
    <style:style style:name="Table11.A" style:family="table-column">
      <style:table-column-properties style:column-width="2.5424in"/>
    </style:style>
    <style:style style:name="Table11.B" style:family="table-column">
      <style:table-column-properties style:column-width="0.3285in"/>
    </style:style>
    <style:style style:name="Table11.C" style:family="table-column">
      <style:table-column-properties style:column-width="1.0319in"/>
    </style:style>
    <style:style style:name="Table11.A1" style:family="table-cell">
      <style:table-cell-properties style:vertical-align="middle" fo:padding="0.0194in" fo:border="none"/>
    </style:style>
    <style:style style:name="Table11.A2" style:family="table-cell">
      <style:table-cell-properties fo:padding="0in" fo:border="none"/>
    </style:style>
    <style:style style:name="Table11.C2" style:family="table-cell">
      <style:table-cell-properties style:vertical-align="middle" fo:padding="0in" fo:border="none"/>
    </style:style>
    <style:style style:name="Table11.A3" style:family="table-cell">
      <style:table-cell-properties fo:padding="0in" fo:border="none"/>
    </style:style>
    <style:style style:name="Table11.C3" style:family="table-cell">
      <style:table-cell-properties fo:padding="0in" fo:border="none"/>
    </style:style>
    <style:style style:name="Table11.A4" style:family="table-cell">
      <style:table-cell-properties fo:padding="0in" fo:border="none"/>
    </style:style>
    <style:style style:name="Table11.C4" style:family="table-cell">
      <style:table-cell-properties fo:padding="0in" fo:border="none"/>
    </style:style>
    <style:style style:name="Table11.A5" style:family="table-cell">
      <style:table-cell-properties fo:padding="0in" fo:border="none"/>
    </style:style>
    <style:style style:name="Table11.C5" style:family="table-cell">
      <style:table-cell-properties fo:padding="0in" fo:border="none"/>
    </style:style>
    <style:style style:name="Table11.C6" style:family="table-cell">
      <style:table-cell-properties fo:padding="0.0194in" fo:border="none"/>
    </style:style>
    <style:style style:name="Table11.A8" style:family="table-cell">
      <style:table-cell-properties fo:padding="0in" fo:border="none"/>
    </style:style>
    <style:style style:name="Table11.B9" style:family="table-cell">
      <style:table-cell-properties fo:padding="0.0194in" fo:border="none"/>
    </style:style>
    <style:style style:name="Table11.A10" style:family="table-cell">
      <style:table-cell-properties fo:padding="0.0194in" fo:border="none"/>
    </style:style>
    <style:style style:name="Table11.C10" style:family="table-cell">
      <style:table-cell-properties fo:padding="0.0194in" fo:border="none"/>
    </style:style>
    <style:style style:name="Table12" style:family="table">
      <style:table-properties style:width="0.2688in" table:align="center"/>
    </style:style>
    <style:style style:name="Table12.A" style:family="table-column">
      <style:table-column-properties style:column-width="0.0861in"/>
    </style:style>
    <style:style style:name="Table12.B" style:family="table-column">
      <style:table-column-properties style:column-width="0.0757in"/>
    </style:style>
    <style:style style:name="Table12.C" style:family="table-column">
      <style:table-column-properties style:column-width="0.1069in"/>
    </style:style>
    <style:style style:name="Table12.A1" style:family="table-cell">
      <style:table-cell-properties style:vertical-align="middle" fo:padding="0.0194in" fo:border="none"/>
    </style:style>
    <style:style style:name="Table8" style:family="table">
      <style:table-properties style:width="8.6563in" table:align="left"/>
    </style:style>
    <style:style style:name="Table8.A" style:family="table-column">
      <style:table-column-properties style:column-width="8.6563in"/>
    </style:style>
    <style:style style:name="Table9" style:family="table">
      <style:table-properties style:width="8.6563in" table:align="left"/>
    </style:style>
    <style:style style:name="Table9.A" style:family="table-column">
      <style:table-column-properties style:column-width="3.9028in"/>
    </style:style>
    <style:style style:name="Table9.B" style:family="table-column">
      <style:table-column-properties style:column-width="0.0632in"/>
    </style:style>
    <style:style style:name="Table9.C" style:family="table-column">
      <style:table-column-properties style:column-width="3.7986in"/>
    </style:style>
    <style:style style:name="Table9.D" style:family="table-column">
      <style:table-column-properties style:column-width="0.8556in"/>
    </style:style>
    <style:style style:name="Table9.E" style:family="table-column">
      <style:table-column-properties style:column-width="0.0361in"/>
    </style:style>
    <style:style style:name="Table9.D3" style:family="table-cell">
      <style:table-cell-properties style:vertical-align="middle"/>
    </style:style>
    <style:style style:name="Table9.B23" style:family="table-cell">
      <style:table-cell-properties fo:padding="0in" fo:border="none"/>
    </style:style>
    <style:style style:name="Table10" style:family="table">
      <style:table-properties style:width="0.8931in" table:align="center"/>
    </style:style>
    <style:style style:name="Table10.A" style:family="table-column">
      <style:table-column-properties style:column-width="0.8931in"/>
    </style:style>
    <style:style style:name="Table10.A1" style:family="table-cell">
      <style:table-cell-properties style:vertical-align="bottom" fo:padding="0.0194in" fo:border="none"/>
    </style:style>
    <style:style style:name="Table10.A3" style:family="table-cell">
      <style:table-cell-properties style:vertical-align="middle" fo:padding="0.0194in" fo:border="none"/>
    </style:style>
    <style:style style:name="Table11" style:family="table">
      <style:table-properties style:width="3.9028in" table:align="center"/>
    </style:style>
    <style:style style:name="Table11.A" style:family="table-column">
      <style:table-column-properties style:column-width="2.5424in"/>
    </style:style>
    <style:style style:name="Table11.B" style:family="table-column">
      <style:table-column-properties style:column-width="0.3285in"/>
    </style:style>
    <style:style style:name="Table11.C" style:family="table-column">
      <style:table-column-properties style:column-width="1.0319in"/>
    </style:style>
    <style:style style:name="Table11.A1" style:family="table-cell">
      <style:table-cell-properties style:vertical-align="middle" fo:padding="0.0194in" fo:border="none"/>
    </style:style>
    <style:style style:name="Table11.A2" style:family="table-cell">
      <style:table-cell-properties fo:padding="0in" fo:border="none"/>
    </style:style>
    <style:style style:name="Table11.C2" style:family="table-cell">
      <style:table-cell-properties style:vertical-align="middle" fo:padding="0in" fo:border="none"/>
    </style:style>
    <style:style style:name="Table11.A3" style:family="table-cell">
      <style:table-cell-properties fo:padding="0in" fo:border="none"/>
    </style:style>
    <style:style style:name="Table11.C3" style:family="table-cell">
      <style:table-cell-properties fo:padding="0in" fo:border="none"/>
    </style:style>
    <style:style style:name="Table11.A4" style:family="table-cell">
      <style:table-cell-properties fo:padding="0in" fo:border="none"/>
    </style:style>
    <style:style style:name="Table11.C4" style:family="table-cell">
      <style:table-cell-properties fo:padding="0in" fo:border="none"/>
    </style:style>
    <style:style style:name="Table11.A5" style:family="table-cell">
      <style:table-cell-properties fo:padding="0in" fo:border="none"/>
    </style:style>
    <style:style style:name="Table11.C5" style:family="table-cell">
      <style:table-cell-properties fo:padding="0in" fo:border="none"/>
    </style:style>
    <style:style style:name="Table11.C6" style:family="table-cell">
      <style:table-cell-properties fo:padding="0.0194in" fo:border="none"/>
    </style:style>
    <style:style style:name="Table11.A8" style:family="table-cell">
      <style:table-cell-properties fo:padding="0in" fo:border="none"/>
    </style:style>
    <style:style style:name="Table11.B9" style:family="table-cell">
      <style:table-cell-properties fo:padding="0.0194in" fo:border="none"/>
    </style:style>
    <style:style style:name="Table11.A10" style:family="table-cell">
      <style:table-cell-properties fo:padding="0.0194in" fo:border="none"/>
    </style:style>
    <style:style style:name="Table11.C10" style:family="table-cell">
      <style:table-cell-properties fo:padding="0.0194in" fo:border="none"/>
    </style:style>
    <style:style style:name="Table12" style:family="table">
      <style:table-properties style:width="0.2688in" table:align="center"/>
    </style:style>
    <style:style style:name="Table12.A" style:family="table-column">
      <style:table-column-properties style:column-width="0.0861in"/>
    </style:style>
    <style:style style:name="Table12.B" style:family="table-column">
      <style:table-column-properties style:column-width="0.0757in"/>
    </style:style>
    <style:style style:name="Table12.C" style:family="table-column">
      <style:table-column-properties style:column-width="0.1069in"/>
    </style:style>
    <style:style style:name="Table12.A1" style:family="table-cell">
      <style:table-cell-properties style:vertical-align="middle" fo:padding="0.0194in" fo:border="none"/>
    </style:style>
    <style:style style:name="Table9" style:family="table">
      <style:table-properties style:width="8.6563in" table:align="left"/>
    </style:style>
    <style:style style:name="Table9.A" style:family="table-column">
      <style:table-column-properties style:column-width="3.9028in"/>
    </style:style>
    <style:style style:name="Table9.B" style:family="table-column">
      <style:table-column-properties style:column-width="0.0632in"/>
    </style:style>
    <style:style style:name="Table9.C" style:family="table-column">
      <style:table-column-properties style:column-width="3.7986in"/>
    </style:style>
    <style:style style:name="Table9.D" style:family="table-column">
      <style:table-column-properties style:column-width="0.8556in"/>
    </style:style>
    <style:style style:name="Table9.E" style:family="table-column">
      <style:table-column-properties style:column-width="0.0361in"/>
    </style:style>
    <style:style style:name="Table9.D3" style:family="table-cell">
      <style:table-cell-properties style:vertical-align="middle"/>
    </style:style>
    <style:style style:name="Table9.B23" style:family="table-cell">
      <style:table-cell-properties fo:padding="0in" fo:border="none"/>
    </style:style>
    <style:style style:name="Table10" style:family="table">
      <style:table-properties style:width="0.8931in" table:align="center"/>
    </style:style>
    <style:style style:name="Table10.A" style:family="table-column">
      <style:table-column-properties style:column-width="0.8931in"/>
    </style:style>
    <style:style style:name="Table10.A1" style:family="table-cell">
      <style:table-cell-properties style:vertical-align="bottom" fo:padding="0.0194in" fo:border="none"/>
    </style:style>
    <style:style style:name="Table10.A3" style:family="table-cell">
      <style:table-cell-properties style:vertical-align="middle" fo:padding="0.0194in" fo:border="none"/>
    </style:style>
    <style:style style:name="Table11" style:family="table">
      <style:table-properties style:width="3.9028in" table:align="center"/>
    </style:style>
    <style:style style:name="Table11.A" style:family="table-column">
      <style:table-column-properties style:column-width="2.5424in"/>
    </style:style>
    <style:style style:name="Table11.B" style:family="table-column">
      <style:table-column-properties style:column-width="0.3285in"/>
    </style:style>
    <style:style style:name="Table11.C" style:family="table-column">
      <style:table-column-properties style:column-width="1.0319in"/>
    </style:style>
    <style:style style:name="Table11.A1" style:family="table-cell">
      <style:table-cell-properties style:vertical-align="middle" fo:padding="0.0194in" fo:border="none"/>
    </style:style>
    <style:style style:name="Table11.A2" style:family="table-cell">
      <style:table-cell-properties fo:padding="0in" fo:border="none"/>
    </style:style>
    <style:style style:name="Table11.C2" style:family="table-cell">
      <style:table-cell-properties style:vertical-align="middle" fo:padding="0in" fo:border="none"/>
    </style:style>
    <style:style style:name="Table11.A3" style:family="table-cell">
      <style:table-cell-properties fo:padding="0in" fo:border="none"/>
    </style:style>
    <style:style style:name="Table11.C3" style:family="table-cell">
      <style:table-cell-properties fo:padding="0in" fo:border="none"/>
    </style:style>
    <style:style style:name="Table11.A4" style:family="table-cell">
      <style:table-cell-properties fo:padding="0in" fo:border="none"/>
    </style:style>
    <style:style style:name="Table11.C4" style:family="table-cell">
      <style:table-cell-properties fo:padding="0in" fo:border="none"/>
    </style:style>
    <style:style style:name="Table11.A5" style:family="table-cell">
      <style:table-cell-properties fo:padding="0in" fo:border="none"/>
    </style:style>
    <style:style style:name="Table11.C5" style:family="table-cell">
      <style:table-cell-properties fo:padding="0in" fo:border="none"/>
    </style:style>
    <style:style style:name="Table11.C6" style:family="table-cell">
      <style:table-cell-properties fo:padding="0.0194in" fo:border="none"/>
    </style:style>
    <style:style style:name="Table11.A8" style:family="table-cell">
      <style:table-cell-properties fo:padding="0in" fo:border="none"/>
    </style:style>
    <style:style style:name="Table11.B9" style:family="table-cell">
      <style:table-cell-properties fo:padding="0.0194in" fo:border="none"/>
    </style:style>
    <style:style style:name="Table11.A10" style:family="table-cell">
      <style:table-cell-properties fo:padding="0.0194in" fo:border="none"/>
    </style:style>
    <style:style style:name="Table11.C10" style:family="table-cell">
      <style:table-cell-properties fo:padding="0.0194in" fo:border="none"/>
    </style:style>
    <style:style style:name="Table12" style:family="table">
      <style:table-properties style:width="0.2688in" table:align="center"/>
    </style:style>
    <style:style style:name="Table12.A" style:family="table-column">
      <style:table-column-properties style:column-width="0.0861in"/>
    </style:style>
    <style:style style:name="Table12.B" style:family="table-column">
      <style:table-column-properties style:column-width="0.0757in"/>
    </style:style>
    <style:style style:name="Table12.C" style:family="table-column">
      <style:table-column-properties style:column-width="0.1069in"/>
    </style:style>
    <style:style style:name="Table12.A1" style:family="table-cell">
      <style:table-cell-properties style:vertical-align="middle" fo:padding="0.0194in" fo:border="none"/>
    </style:style>
    <style:style style:name="Table10" style:family="table">
      <style:table-properties style:width="0.8931in" table:align="center"/>
    </style:style>
    <style:style style:name="Table10.A" style:family="table-column">
      <style:table-column-properties style:column-width="0.8931in"/>
    </style:style>
    <style:style style:name="Table10.A1" style:family="table-cell">
      <style:table-cell-properties style:vertical-align="bottom" fo:padding="0.0194in" fo:border="none"/>
    </style:style>
    <style:style style:name="Table10.A3" style:family="table-cell">
      <style:table-cell-properties style:vertical-align="middle" fo:padding="0.0194in" fo:border="none"/>
    </style:style>
    <style:style style:name="Table11" style:family="table">
      <style:table-properties style:width="3.9028in" table:align="center"/>
    </style:style>
    <style:style style:name="Table11.A" style:family="table-column">
      <style:table-column-properties style:column-width="2.5424in"/>
    </style:style>
    <style:style style:name="Table11.B" style:family="table-column">
      <style:table-column-properties style:column-width="0.3285in"/>
    </style:style>
    <style:style style:name="Table11.C" style:family="table-column">
      <style:table-column-properties style:column-width="1.0319in"/>
    </style:style>
    <style:style style:name="Table11.A1" style:family="table-cell">
      <style:table-cell-properties style:vertical-align="middle" fo:padding="0.0194in" fo:border="none"/>
    </style:style>
    <style:style style:name="Table11.A2" style:family="table-cell">
      <style:table-cell-properties fo:padding="0in" fo:border="none"/>
    </style:style>
    <style:style style:name="Table11.C2" style:family="table-cell">
      <style:table-cell-properties style:vertical-align="middle" fo:padding="0in" fo:border="none"/>
    </style:style>
    <style:style style:name="Table11.A3" style:family="table-cell">
      <style:table-cell-properties fo:padding="0in" fo:border="none"/>
    </style:style>
    <style:style style:name="Table11.C3" style:family="table-cell">
      <style:table-cell-properties fo:padding="0in" fo:border="none"/>
    </style:style>
    <style:style style:name="Table11.A4" style:family="table-cell">
      <style:table-cell-properties fo:padding="0in" fo:border="none"/>
    </style:style>
    <style:style style:name="Table11.C4" style:family="table-cell">
      <style:table-cell-properties fo:padding="0in" fo:border="none"/>
    </style:style>
    <style:style style:name="Table11.A5" style:family="table-cell">
      <style:table-cell-properties fo:padding="0in" fo:border="none"/>
    </style:style>
    <style:style style:name="Table11.C5" style:family="table-cell">
      <style:table-cell-properties fo:padding="0in" fo:border="none"/>
    </style:style>
    <style:style style:name="Table11.C6" style:family="table-cell">
      <style:table-cell-properties fo:padding="0.0194in" fo:border="none"/>
    </style:style>
    <style:style style:name="Table11.A8" style:family="table-cell">
      <style:table-cell-properties fo:padding="0in" fo:border="none"/>
    </style:style>
    <style:style style:name="Table11.B9" style:family="table-cell">
      <style:table-cell-properties fo:padding="0.0194in" fo:border="none"/>
    </style:style>
    <style:style style:name="Table11.A10" style:family="table-cell">
      <style:table-cell-properties fo:padding="0.0194in" fo:border="none"/>
    </style:style>
    <style:style style:name="Table11.C10" style:family="table-cell">
      <style:table-cell-properties fo:padding="0.0194in" fo:border="none"/>
    </style:style>
    <style:style style:name="Table12" style:family="table">
      <style:table-properties style:width="0.2688in" table:align="center"/>
    </style:style>
    <style:style style:name="Table12.A" style:family="table-column">
      <style:table-column-properties style:column-width="0.0861in"/>
    </style:style>
    <style:style style:name="Table12.B" style:family="table-column">
      <style:table-column-properties style:column-width="0.0757in"/>
    </style:style>
    <style:style style:name="Table12.C" style:family="table-column">
      <style:table-column-properties style:column-width="0.1069in"/>
    </style:style>
    <style:style style:name="Table12.A1" style:family="table-cell">
      <style:table-cell-properties style:vertical-align="middle" fo:padding="0.0194in" fo:border="none"/>
    </style:style>
    <style:style style:name="Table12" style:family="table">
      <style:table-properties style:width="0.2688in" table:align="center"/>
    </style:style>
    <style:style style:name="Table12.A" style:family="table-column">
      <style:table-column-properties style:column-width="0.0861in"/>
    </style:style>
    <style:style style:name="Table12.B" style:family="table-column">
      <style:table-column-properties style:column-width="0.0757in"/>
    </style:style>
    <style:style style:name="Table12.C" style:family="table-column">
      <style:table-column-properties style:column-width="0.1069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3.6236in" style:rel-width="32%" table:align="center"/>
    </style:style>
    <style:style style:name="Table13.A" style:family="table-column">
      <style:table-column-properties style:column-width="0.7257in" style:rel-column-width="4199*"/>
    </style:style>
    <style:style style:name="Table13.B" style:family="table-column">
      <style:table-column-properties style:column-width="0.0618in" style:rel-column-width="356*"/>
    </style:style>
    <style:style style:name="Table13.C" style:family="table-column">
      <style:table-column-properties style:column-width="2.8361in" style:rel-column-width="16411*"/>
    </style:style>
    <style:style style:name="Table13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3.B1" style:family="table-cell">
      <style:table-cell-properties style:vertical-align="middl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 style:list-style-name="L1">
      <loext:graphic-properties draw:fill="bitmap" style:repeat="repeat" draw:fill-image-ref-point="top-left"/>
      <style:paragraph-properties fo:margin-left="0in" fo:margin-right="0.0102in" fo:margin-top="0.1146in" fo:margin-bottom="0in" style:contextual-spacing="false" fo:text-indent="0in" style:auto-text-indent="false" fo:padding="0in" fo:border="none"/>
    </style:style>
    <style:style style:name="P3" style:family="paragraph" style:parent-style-name="Table_20_Contents">
      <style:paragraph-properties fo:margin-top="0in" fo:margin-bottom="0in" style:contextual-spacing="false"/>
    </style:style>
    <style:style style:name="P4" style:family="paragraph" style:parent-style-name="Table_20_Contents">
      <style:paragraph-properties fo:text-align="end" style:justify-single-word="false"/>
      <style:text-properties fo:color="#00829e" loext:opacity="100%" fo:font-weight="bold"/>
    </style:style>
    <style:style style:name="P5" style:family="paragraph" style:parent-style-name="Table_20_Contents">
      <style:paragraph-properties fo:margin-top="0in" fo:margin-bottom="0.1563in" style:contextual-spacing="false" style:line-height-at-least="0.1457in" fo:text-align="start" style:justify-single-word="false"/>
    </style:style>
    <style:style style:name="P6" style:family="paragraph" style:parent-style-name="Table_20_Contents">
      <style:paragraph-properties fo:margin-top="0in" fo:margin-bottom="0in" style:contextual-spacing="false" fo:text-align="start" style:justify-single-word="false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margin-top="0in" fo:margin-bottom="0in" style:contextual-spacing="false" fo:text-align="center" style:justify-single-word="false"/>
    </style:style>
    <style:style style:name="P10" style:family="paragraph" style:parent-style-name="Table_20_Contents">
      <style:paragraph-properties fo:margin-top="0in" fo:margin-bottom="0in" style:contextual-spacing="false" fo:text-align="center" style:justify-single-word="false"/>
      <style:text-properties fo:text-transform="uppercase" fo:color="#001c30" loext:opacity="100%"/>
    </style:style>
    <style:style style:name="P11" style:family="paragraph" style:parent-style-name="Table_20_Contents">
      <style:paragraph-properties fo:margin-top="0in" fo:margin-bottom="0.1965in" style:contextual-spacing="false"/>
      <style:text-properties loext:padding="0.0193in" loext:border="0.06pt solid #000000"/>
    </style:style>
    <style:style style:name="P12" style:family="paragraph" style:parent-style-name="Table_20_Contents">
      <style:paragraph-properties fo:text-align="center" style:justify-single-word="false"/>
      <style:text-properties style:language-complex="hi" style:country-complex="IN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9pt" fo:font-weight="bold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6600ff" loext:opacity="100%"/>
    </style:style>
    <style:style style:name="P17" style:family="paragraph" style:parent-style-name="Table_20_Contents">
      <style:paragraph-properties fo:text-align="center" style:justify-single-word="false"/>
      <style:text-properties fo:color="#ffffff" loext:opacity="100%" style:text-line-through-style="none" style:text-line-through-type="none" style:text-underline-style="none" style:text-blinking="false"/>
    </style:style>
    <style:style style:name="P18" style:family="paragraph" style:parent-style-name="Table_20_Contents">
      <style:paragraph-properties fo:margin-left="1.8752in" fo:margin-right="0in" fo:text-indent="0in" style:auto-text-indent="false"/>
    </style:style>
    <style:style style:name="P19" style:family="paragraph">
      <style:paragraph-properties fo:text-align="center"/>
      <style:text-properties fo:color="#ffffff" style:text-line-through-style="none" style:text-line-through-type="none" fo:font-size="9pt" style:text-underline-style="none" fo:font-weight="bold"/>
    </style:style>
    <style:style style:name="P20" style:family="paragraph">
      <style:paragraph-properties fo:text-align="start"/>
      <style:text-properties style:text-line-through-style="none" style:text-line-through-type="none" fo:font-family="'Liberation Mono'" style:font-family-generic="modern" style:font-pitch="fixed" fo:font-size="10pt" fo:font-style="normal" style:text-underline-style="none"/>
    </style:style>
    <style:style style:name="T1" style:family="text">
      <style:text-properties loext:padding="0in" loext:border="none"/>
    </style:style>
    <style:style style:name="T2" style:family="text">
      <style:text-properties fo:font-weight="bold"/>
    </style:style>
    <style:style style:name="T3" style:family="text">
      <style:text-properties fo:color="#ff0000" loext:opacity="100%" style:text-line-through-style="none" style:text-line-through-type="none" style:font-name="cursive" fo:font-size="12.75pt" style:text-underline-style="none" fo:font-weight="bold" style:text-blinking="false"/>
    </style:style>
    <style:style style:name="T4" style:family="text">
      <style:text-properties fo:color="#a8d3f7" loext:opacity="100%" fo:font-size="8.25pt" loext:padding="0in" loext:border="none"/>
    </style:style>
    <style:style style:name="T5" style:family="text">
      <style:text-properties fo:color="#018cff" loext:opacity="100%" fo:font-size="8.25pt" loext:padding="0in" loext:border="none"/>
    </style:style>
    <style:style style:name="T6" style:family="text">
      <style:text-properties fo:font-size="9pt" loext:padding="0in" loext:border="none"/>
    </style:style>
    <style:style style:name="T7" style:family="text">
      <style:text-properties fo:language="hi" fo:country="IN"/>
    </style:style>
    <style:style style:name="T8" style:family="text">
      <style:text-properties fo:language="hi" fo:country="IN" fo:font-weight="bold"/>
    </style:style>
    <style:style style:name="T9" style:family="text">
      <style:text-properties style:language-complex="hi" style:country-complex="IN"/>
    </style:style>
    <style:style style:name="T10" style:family="text">
      <style:text-properties style:language-complex="hi" style:country-complex="IN" style:font-weight-complex="bold"/>
    </style:style>
    <style:style style:name="T11" style:family="text">
      <style:text-properties style:font-name="Times New Roman" fo:font-size="9pt" fo:font-weight="bold"/>
    </style:style>
    <style:style style:name="T12" style:family="text">
      <style:text-properties style:font-name="Times New Roman" fo:font-size="18pt" fo:language="hi" fo:country="IN" fo:font-weight="bold"/>
    </style:style>
    <style:style style:name="T13" style:family="text">
      <style:text-properties style:font-name="Times New Roman" fo:font-size="18pt" fo:font-weight="bold"/>
    </style:style>
    <style:style style:name="T14" style:family="text">
      <style:text-properties style:font-name-complex="Times New Roman" style:font-size-complex="9pt" style:language-complex="hi" style:country-complex="IN" style:font-weight-complex="bold"/>
    </style:style>
    <style:style style:name="T15" style:family="text">
      <style:text-properties style:font-name-complex="Times New Roman" style:font-size-complex="18pt" style:language-complex="hi" style:country-complex="IN" style:font-weight-complex="bold"/>
    </style:style>
    <style:style style:name="T16" style:family="text">
      <style:text-properties style:font-name-complex="Times New Roman" style:font-size-complex="18pt" style:font-weight-complex="bold"/>
    </style:style>
    <style:style style:name="T17" style:family="text">
      <style:text-properties style:font-weight-complex="bold"/>
    </style:style>
    <style:style style:name="T18" style:family="text">
      <style:text-properties fo:color="#ffffff" loext:opacity="100%" style:text-line-through-style="none" style:text-line-through-type="none" fo:font-size="9pt" style:text-underline-style="none" fo:font-weight="bold" style:text-blinking="false"/>
    </style:style>
    <style:style style:name="T19" style:family="text">
      <style:text-properties fo:color="#ffffff" loext:opacity="100%" style:text-line-through-style="none" style:text-line-through-type="none" fo:font-size="9pt" style:text-underline-style="none" fo:font-weight="bold" style:text-blinking="false" fo:background-color="transparent" loext:char-shading-value="0" loext:padding="0in" loext:border="none"/>
    </style:style>
    <style:style style:name="T20" style:family="text"/>
    <style:style style:name="T21" style:family="text">
      <style:text-properties fo:color="#000080" loext:opacity="100%" fo:font-size="8.25pt" loext:padding="0in" loext:border="none"/>
    </style:style>
    <style:style style:name="fr1" style:family="graphic" style:parent-style-name="Frame">
      <style:graphic-properties style:wrap="right" style:number-wrapped-paragraphs="no-limit" style:vertical-pos="top" style:vertical-rel="paragraph-content" style:horizontal-pos="left" style:horizontal-rel="paragraph" fo:padding="0in" fo:border="none"/>
    </style:style>
    <style:style style:name="fr2" style:family="graphic" style:parent-style-name="Frame">
      <style:graphic-properties style:wrap="right" style:number-wrapped-paragraphs="no-limit" style:vertical-pos="top" style:vertical-rel="paragraph-content" style:horizontal-pos="left" style:horizontal-rel="paragraph" fo:padding="0in" fo:border="none" loext:rel-width-rel="paragraph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apply-filter="true" form:method="post" form:control-implementation="ooo:com.sun.star.form.component.Form" office:target-frame="" xlink:href="#" xlink:type="simple">
          <form:properties>
            <form:property form:property-name="PropertyChangeNotificationEnabled" office:value-type="boolean" office:boolean-value="true"/>
          </form:properties>
          <form:text form:name="datefrom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to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name="submit" form:control-implementation="ooo:com.sun.star.form.component.CommandButton" xml:id="control3" form:id="control3" form:label="Export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  <form:form form:apply-filter="true" form:method="post" form:control-implementation="ooo:com.sun.star.form.component.Form" office:target-frame="" xlink:href="#" xlink:type="simple">
          <form:properties>
            <form:property form:property-name="PropertyChangeNotificationEnabled" office:value-type="boolean" office:boolean-value="true"/>
          </form:properties>
          <form:text form:name="datefro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to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name="submit" form:control-implementation="ooo:com.sun.star.form.component.CommandButton" xml:id="control6" form:id="control6" form:label="Export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  <form:form form:name="frmBirthCertificate" form:apply-filter="true" form:control-implementation="ooo:com.sun.star.form.component.Form" office:target-frame="" xlink:href="#" xlink:type="simple">
          <form:properties>
            <form:property form:property-name="PropertyChangeNotificationEnabled" office:value-type="boolean" office:boolean-value="true"/>
          </form:properties>
          <form:button form:control-implementation="ooo:com.sun.star.form.component.CommandButton" xml:id="control7" form:id="control7" form:label="Home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<office:annotation loext:resolved="false"><dc:date>2022-12-28T13:41:02.624000000</dc:date><text:p>HTML: &lt;meta http-equiv="Cache-Control" content="no-cache, no-store, must-revalidate"&gt;</text:p></office:annotation><office:annotation loext:resolved="false"><dc:date>2022-12-28T13:41:02.624000000</dc:date><text:p>HTML: &lt;meta http-equiv="Pragma" content="no-cache"&gt;</text:p></office:annotation><office:annotation loext:resolved="false"><dc:date>2022-12-28T13:41:02.624000000</dc:date><text:p>HTML: &lt;meta http-equiv="Expires" content="0"&gt;</text:p></office:annotation><office:annotation loext:resolved="false"><dc:date>2022-12-28T13:41:02.702000000</dc:date><text:p>HTML: &lt;meta http-equiv="Content-Language" content="hi"&gt;</text:p></office:annotation></text:p>
          </table:table-cell>
        </table:table-row>
        <table:table-row>
          <table:table-cell table:style-name="Table1.A2" office:value-type="string">
            <text:p text:style-name="Text_20_body"><draw:frame draw:style-name="fr2" draw:name="head" text:anchor-type="paragraph" svg:width="11.9799in" style:rel-width="100%" draw:z-index="0"><draw:text-box fo:min-height="1.302in"><text:list text:style-name="L1"><text:list-item><text:p text:style-name="P2"><draw:frame draw:style-name="fr1" draw:name="Frame1" text:anchor-type="paragraph" svg:width="3.3126in" draw:z-index="1"><draw:text-box fo:min-height="1.302in"><text:p text:style-name="Text_20_body"><draw:a xlink:type="simple" xlink:href="https://crsorgi.gov.in/web/index.php/"><draw:frame draw:style-name="fr3" draw:name="Image1" text:anchor-type="as-char" svg:width="3.0937in" svg:height="1.302in" draw:z-index="6"><draw:image xlink:href="../../../../../../../images/logo-top.jpg" xlink:type="simple" xlink:show="embed" xlink:actuate="onLoad" draw:mime-type="image/jpeg"/></draw:frame></draw:a><text:s/></text:p></draw:text-box></draw:frame><text:a xlink:type="simple" xlink:href="https://crsorgi.gov.in/web/index.php/" text:style-name="Internet_20_link" text:visited-style-name="Visited_20_Internet_20_Link"><text:bookmark text:name="sddm"/>Home</text:a> </text:p></text:list-item><text:list-item><text:p text:style-name="P2">Birth </text:p></text:list-item><text:list-item><text:p text:style-name="P2">Death </text:p></text:list-item><text:list-item><text:p text:style-name="P2">Still Birth </text:p></text:list-item><text:list-item><text:p text:style-name="P2">Reports </text:p></text:list-item><text:list-item><text:p text:style-name="P2"><text:a xlink:type="simple" xlink:href="https://crsorgi.gov.in/web/index.php/auth/Logout" text:style-name="Internet_20_link" text:visited-style-name="Visited_20_Internet_20_Link"><text:span text:style-name="T1">Logout</text:span></text:a> </text:p></text:list-item></text:list></draw:text-box></draw:frame><text:span text:style-name="T2">Birth Reporting</text:span><text:a xlink:type="simple" xlink:href="javascript:void(0)" text:style-name="Internet_20_link" text:visited-style-name="Visited_20_Internet_20_Link"><text:span text:style-name="T3">X</text:span></text:a></text:p>
            <text:p text:style-name="Text_20_body"><text:span text:style-name="Strong_20_Emphasis">From</text:span></text:p>
            <text:p text:style-name="Text_20_body"><text:bookmark text:name="datepicker"/><draw:control text:anchor-type="as-char" draw:z-index="8" draw:name="Shape1" draw:style-name="gr1" draw:text-style-name="P20" svg:width="1.7504in" svg:height="0.2815in" draw:control="control1"/></text:p>
            <text:p text:style-name="Text_20_body"><text:span text:style-name="Strong_20_Emphasis">To</text:span></text:p>
            <text:p text:style-name="Text_20_body"><text:bookmark text:name="datepicker1"/><draw:control text:anchor-type="as-char" draw:z-index="9" draw:name="Shape2" draw:style-name="gr1" draw:text-style-name="P20" svg:width="1.7504in" svg:height="0.2815in" draw:control="control2"/></text:p>
            <text:p text:style-name="Text_20_body"><draw:control text:anchor-type="as-char" draw:z-index="10" draw:name="Shape3" draw:style-name="gr1" draw:text-style-name="P19" svg:width="0.7295in" svg:height="0.2295in" draw:control="control3"/></text:p>
            <text:p text:style-name="Text_20_body"><text:span text:style-name="T2">Death Reporting</text:span><text:a xlink:type="simple" xlink:href="javascript:void(0)" text:style-name="Internet_20_link" text:visited-style-name="Visited_20_Internet_20_Link"><text:span text:style-name="T3">X</text:span></text:a></text:p>
            <text:p text:style-name="Text_20_body"><text:span text:style-name="Strong_20_Emphasis">From</text:span></text:p>
            <text:p text:style-name="Text_20_body"><text:bookmark text:name="datepicker2"/><draw:control text:anchor-type="as-char" draw:z-index="11" draw:name="Shape4" draw:style-name="gr1" draw:text-style-name="P20" svg:width="1.7504in" svg:height="0.2815in" draw:control="control4"/></text:p>
            <text:p text:style-name="Text_20_body"><text:span text:style-name="Strong_20_Emphasis">To</text:span></text:p>
            <text:p text:style-name="Text_20_body"><text:bookmark text:name="datepicker3"/><draw:control text:anchor-type="as-char" draw:z-index="12" draw:name="Shape5" draw:style-name="gr1" draw:text-style-name="P20" svg:width="1.7504in" svg:height="0.2815in" draw:control="control5"/></text:p>
            <text:p text:style-name="Text_20_body"><draw:control text:anchor-type="as-char" draw:z-index="13" draw:name="Shape6" draw:style-name="gr1" draw:text-style-name="P19" svg:width="0.7295in" svg:height="0.2295in" draw:control="control6"/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1"><text:bookmark text:name="live_date"/><text:bookmark text:name="live_clock"/></text:p>
                </table:table-cell>
                <table:table-cell table:style-name="Table2.A1" office:value-type="string">
                  <text:p text:style-name="P4">WELCOME :   () 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3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"> 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section text:style-name="Sect1" text:name="breadcrumbs">
                    <text:p text:style-name="P5"><text:span text:style-name="T4">You are here:</text:span><text:span text:style-name="T6"> </text:span><text:a xlink:type="simple" xlink:href="https://crsorgi.gov.in/web/index.php/" text:style-name="Internet_20_link" text:visited-style-name="Visited_20_Internet_20_Link"><text:span text:style-name="T21">Home</text:span></text:a><text:span text:style-name="T5"> » </text:span><text:span text:style-name="Strong_20_Emphasis"><text:span text:style-name="T5">Birth</text:span></text:span><text:span text:style-name="T5"> » </text:span><text:a xlink:type="simple" xlink:href="https://crsorgi.gov.in/web/index.php/birth/birthSearchAll" text:style-name="Internet_20_link" text:visited-style-name="Visited_20_Internet_20_Link"><text:span text:style-name="T21">Birth Search</text:span></text:a><text:span text:style-name="T5"> » </text:span><text:span text:style-name="Strong_20_Emphasis"><text:span text:style-name="T5">Birth Cert.</text:span></text:span><text:span text:style-name="T5"> </text:span></text:p>
                  </text:section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 </text:p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10"> </text:p>
                  <table:table table:name="Table5" table:style-name="Table5">
                    <table:table-column table:style-name="Table5.A"/>
                    <table:table-row>
                      <table:table-cell table:style-name="Table5.A1" office:value-type="string">
                        <text:p text:style-name="P3"> <text:bookmark text:name="printCertificationForm"/></text:p>
                        <table:table table:name="Table6" table:style-name="Table6">
                          <table:table-column table:style-name="Table6.A"/>
                          <table:table-row>
                            <table:table-cell table:style-name="Table6.A1" office:value-type="string">
                              <table:table table:name="Table7" table:style-name="Table7">
                                <table:table-column table:style-name="Table7.A"/>
                                <table:table-column table:style-name="Table7.B"/>
                                <table:table-column table:style-name="Table7.C"/>
                                <table:table-row table:style-name="Table7.1">
                                  <table:table-cell table:style-name="Table7.A1" table:number-columns-spanned="3" office:value-type="string">
                                    <text:p text:style-name="P1"/>
                                  </table:table-cell>
                                  <table:covered-table-cell/>
                                  <table:covered-table-cell/>
                                </table:table-row>
                                <table:table-row>
                                  <table:table-cell table:style-name="Table7.A1" office:value-type="string">
                                    <text:p text:style-name="P3"> </text:p>
                                    <table:table table:name="Table8" table:style-name="Table8">
                                      <table:table-column table:style-name="Table8.A"/>
                                      <table:table-row>
                                        <table:table-cell office:value-type="string">
                                          <table:table table:name="Table9" table:style-name="Table9">
                                            <table:table-column table:style-name="Table9.A"/>
                                            <table:table-column table:style-name="Table9.B"/>
                                            <table:table-column table:style-name="Table9.C"/>
                                            <table:table-column table:style-name="Table9.D"/>
                                            <table:table-column table:style-name="Table9.E"/>
                                            <table:table-row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</table:table-row>
                                            <table:table-row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8"><draw:frame draw:style-name="fr3" draw:name="Image2" text:anchor-type="as-char" svg:width="0.6043in" svg:height="0.7291in" draw:z-index="2"><draw:image xlink:href="../../../../../../../images/emb-forms.gif" xlink:type="simple" xlink:show="embed" xlink:actuate="onLoad" draw:mime-type="image/gif"/></draw:frame><text:s/>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</table:table-row>
                                            <table:table-row>
                                              <table:table-cell office:value-type="string">
                                                <text:p text:style-name="P9"> </text:p>
                                                <table:table table:name="Table10" table:style-name="Table10">
                                                  <table:table-column table:style-name="Table10.A"/>
                                                  <table:table-row>
                                                    <table:table-cell table:style-name="Table10.A1" office:value-type="string">
                                                      <text:p text:style-name="Table_20_Contents"><text:span text:style-name="T9">सं</text:span><text:span text:style-name="T7">.</text:span> 1 </text:p>
                                                    </table:table-cell>
                                                  </table:table-row>
                                                  <table:table-row>
                                                    <table:table-cell table:style-name="Table10.A1" office:value-type="string">
                                                      <text:p text:style-name="Table_20_Contents">No. 1</text:p>
                                                    </table:table-cell>
                                                  </table:table-row>
                                                  <table:table-row>
                                                    <table:table-cell table:style-name="Table10.A3" office:value-type="string">
                                                      <text:p text:style-name="Table_20_Contents"> </text:p>
                                                    </table:table-cell>
                                                  </table:table-row>
                                                  <table:table-row>
                                                    <table:table-cell table:style-name="Table10.A3" office:value-type="string">
                                                      <text:p text:style-name="P11"><draw:frame draw:style-name="fr3" draw:name="Image3" text:anchor-type="as-char" svg:width="0.7602in" svg:height="0.6563in" draw:z-index="3"><draw:image xlink:href="../../../../../../../images/efa1c4408f745dcb5c8932db2e6bbbd55a10f292.png" xlink:type="simple" xlink:show="embed" xlink:actuate="onLoad" draw:mime-type="image/png"/></draw:frame><text:s/></text:p>
                                                    </table:table-cell>
                                                  </table:table-row>
                                                </table:table>
                                                <text:p text:style-name="Table_20_Contents"/>
                                              </table:table-cell>
                                              <table:table-cell table:number-rows-spanned="9" office:value-type="string">
                                                <text:p text:style-name="P1"/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table:style-name="Table9.D3" table:number-rows-spanned="9" office:value-type="string">
                                                <text:p text:style-name="P8"><text:span text:style-name="T9">प्रपत्र</text:span><text:span text:style-name="T7">-5</text:span><text:line-break/>Form-5<text:line-break/><draw:frame draw:style-name="fr3" draw:name="Image4" text:anchor-type="as-char" svg:width="0.7602in" svg:height="0.6563in" draw:z-index="7"><draw:image xlink:href="../../../../../../../images/certificate-logo.gif" xlink:type="simple" xlink:show="embed" xlink:actuate="onLoad" draw:mime-type="image/png"/></draw:frame> 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</table:table-row>
                                            <table:table-row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covered-table-cell/>
                                              <table:table-cell office:value-type="string">
                                                <text:p text:style-name="P12">बिहार सरकार </text:p>
                                              </table:table-cell>
                                              <table:covered-table-cell table:style-name="Table9.D3"/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</table:table-row>
                                            <table:table-row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covered-table-cell/>
                                              <table:table-cell office:value-type="string">
                                                <text:p text:style-name="P14">GOVERNMENT OF BIHAR </text:p>
                                              </table:table-cell>
                                              <table:covered-table-cell table:style-name="Table9.D3"/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</table:table-row>
                                            <table:table-row>
                                              <table:table-cell office:value-type="string">
                                                <text:p text:style-name="P1"/>
                                              </table:table-cell>
                                              <table:covered-table-cell/>
                                              <table:table-cell office:value-type="string">
                                                <text:p text:style-name="P1"/>
                                              </table:table-cell>
                                              <table:covered-table-cell table:style-name="Table9.D3"/>
                                              <table:table-cell office:value-type="string">
                                                <text:p text:style-name="P1"/>
                                              </table:table-cell>
                                            </table:table-row>
                                            <table:table-row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covered-table-cell/>
                                              <table:table-cell office:value-type="string">
                                                <text:p text:style-name="P13"><text:span text:style-name="T14">योजना और विकास विभाग </text:span><text:span text:style-name="T11"><text:line-break/>DEPARTMENT OF PLANNING AND DEVELOPMENT </text:span></text:p>
                                              </table:table-cell>
                                              <table:covered-table-cell table:style-name="Table9.D3"/>
                                              <table:table-cell office:value-type="string">
                                                <text:p text:style-name="P1"/>
                                              </table:table-cell>
                                            </table:table-row>
                                            <table:table-row>
                                              <table:table-cell office:value-type="string">
                                                <text:p text:style-name="P1"/>
                                              </table:table-cell>
                                              <table:covered-table-cell/>
                                              <table:table-cell office:value-type="string">
                                                <text:p text:style-name="P1"/>
                                              </table:table-cell>
                                              <table:covered-table-cell table:style-name="Table9.D3"/>
                                              <table:table-cell office:value-type="string">
                                                <text:p text:style-name="P1"/>
                                              </table:table-cell>
                                            </table:table-row>
                                            <table:table-row>
                                              <table:table-cell office:value-type="string">
                                                <text:p text:style-name="P1"/>
                                              </table:table-cell>
                                              <table:covered-table-cell/>
                                              <table:table-cell office:value-type="string">
                                                <text:p text:style-name="P1"/>
                                              </table:table-cell>
                                              <table:covered-table-cell table:style-name="Table9.D3"/>
                                              <table:table-cell office:value-type="string">
                                                <text:p text:style-name="P1"/>
                                              </table:table-cell>
                                            </table:table-row>
                                            <table:table-row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covered-table-cell/>
                                              <table:table-cell office:value-type="string">
                                                <text:p text:style-name="P8"><text:span text:style-name="T9">ग्राम पंचायत डुमरी बुर्जुग </text:span><text:line-break/>GRAMA PANCHAYAT DUMARI BUJURG </text:p>
                                              </table:table-cell>
                                              <table:covered-table-cell table:style-name="Table9.D3"/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</table:table-row>
                                            <table:table-row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covered-table-cell/>
                                              <table:table-cell office:value-type="string">
                                                <text:p text:style-name="P1"/>
                                              </table:table-cell>
                                              <table:covered-table-cell table:style-name="Table9.D3"/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</table:table-row>
                                            <table:table-row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1"/>
                                              </table:table-cell>
                                            </table:table-row>
                                            <table:table-row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13"><text:span text:style-name="T15">जन्म प्रमाण</text:span><text:span text:style-name="T12">-</text:span><text:span text:style-name="T15">पत्र</text:span><text:span text:style-name="T16"> </text:span><text:span text:style-name="T13"><text:line-break/>BIRTH CERTIFICATE </text:span>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</table:table-row>
                                            <table:table-row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13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</table:table-row>
                                            <table:table-row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13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</table:table-row>
                                            <table:table-row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table:number-columns-spanned="3" office:value-type="string">
                                                <text:p text:style-name="P15"><text:span text:style-name="T7">(</text:span><text:span text:style-name="T9">जन्म मृत्यु रजिस्ट्रीकरण अधिनियम</text:span><text:span text:style-name="T7">, 1969 </text:span><text:span text:style-name="T9">की धारा </text:span><text:span text:style-name="T7">12 / 17 </text:span><text:span text:style-name="T9">तथा बिहार जन्म मृत्यु रजिस्ट्रीकरण नियम</text:span><text:span text:style-name="T7">, 1999 </text:span><text:span text:style-name="T9">के नियम </text:span><text:span text:style-name="T7">8/13 </text:span><text:span text:style-name="T9">के अंतर्गत जारी किया गया </text:span><text:span text:style-name="T7">)<text:line-break/></text:span>(Issued under Section 12/17 of the Registration of Births &amp; Deaths Act, 1969 and Rule 8/13 of the BIHAR Registration of Births &amp; Deaths Rules 1999.) </text:p>
                                              </table:table-cell>
                                              <table:covered-table-cell/>
                                              <table:covered-table-cell/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</table:table-row>
                                            <table:table-row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13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</table:table-row>
                                            <table:table-row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13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</table:table-row>
                                            <table:table-row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table:number-columns-spanned="3" office:value-type="string">
                                                <text:p text:style-name="P15"><text:span text:style-name="T9">यह प्रमाणित किया जाता है निम्नलिखित सूचना जन्म के मूल अभिलेख से ली गई है जो कि ग्राम पंचायत डुमरी बुर्जुग तहसील सोनपुर जिला सारण राज्य</text:span><text:span text:style-name="T7">/</text:span><text:span text:style-name="T9">संघ प्रदेश बिहार</text:span><text:span text:style-name="T7">,</text:span><text:span text:style-name="T9">भारत के रजिस्टर में उल्लिखित है । </text:span><text:line-break/>This is to certify that the following information has been taken from the original record of birth which is the register for GRAMA PANCHAYAT DUMARI BUJURG of tahsil/block SONEPUR of District SARAN of State/Union territory BIHAR, INDIA. </text:p>
                                              </table:table-cell>
                                              <table:covered-table-cell/>
                                              <table:covered-table-cell/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</table:table-row>
                                            <table:table-row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13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</table:table-row>
                                            <table:table-row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13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</table:table-row>
                                            <table:table-row>
                                              <table:table-cell office:value-type="string">
                                                <text:p text:style-name="P9"> </text:p>
                                                <table:table table:name="Table11" table:style-name="Table11">
                                                  <table:table-column table:style-name="Table11.A"/>
                                                  <table:table-column table:style-name="Table11.B"/>
                                                  <table:table-column table:style-name="Table11.C"/>
                                                  <table:table-row>
                                                    <table:table-cell table:style-name="Table11.A1" office:value-type="string">
                                                      <text:p text:style-name="P7"><text:span text:style-name="T9">नाम </text:span>/ Name: <text:span text:style-name="T7">PRIYANSHI/ </text:span><text:span text:style-name="T9">प्रियांशी </text:span></text:p>
                                                    </table:table-cell>
                                                    <table:table-cell table:style-name="Table11.A1" office:value-type="string">
                                                      <text:p text:style-name="P1"/>
                                                    </table:table-cell>
                                                    <table:table-cell table:style-name="Table11.A1" office:value-type="string">
                                                      <text:p text:style-name="P7"><text:span text:style-name="T9">लिंग </text:span>/ Sex: <text:span text:style-name="T9">महिला </text:span>/ FEMALE </text:p>
                                                    </table:table-cell>
                                                  </table:table-row>
                                                  <table:table-row>
                                                    <table:table-cell table:style-name="Table11.A2" office:value-type="string">
                                                      <text:p text:style-name="P7"><text:span text:style-name="T9">जन्म तिथि </text:span>/ Date of Birth: <text:line-break/>11-11-2019 <text:line-break/>ELEVEN-NOVEMBER-TWO-THOUSAND-NINETEEN </text:p>
                                                    </table:table-cell>
                                                    <table:table-cell table:style-name="Table11.A1" office:value-type="string">
                                                      <text:p text:style-name="P1"/>
                                                    </table:table-cell>
                                                    <table:table-cell table:style-name="Table11.C2" office:value-type="string">
                                                      <text:p text:style-name="P7"><text:span text:style-name="T9">जन्म स्थान</text:span>/ Place of birth: <text:line-break/><text:span text:style-name="T7"><text:line-break/>DUMARI BUJURG SARAN BIHAR-841217 <text:line-break/><text:line-break/></text:span><text:span text:style-name="T9">डुमरी बुर्जुग सारण बिहार</text:span><text:span text:style-name="T7">-841217 </text:span></text:p>
                                                    </table:table-cell>
                                                  </table:table-row>
                                                  <table:table-row>
                                                    <table:table-cell table:style-name="Table11.A3" office:value-type="string">
                                                      <text:p text:style-name="P7"><text:span text:style-name="T9">माता का नाम </text:span><text:span text:style-name="T7">/ </text:span>Name of Mother: <text:line-break/><text:span text:style-name="T7">PRIYA MISHRA/ </text:span><text:span text:style-name="T9">प्रिया मिश्रा </text:span></text:p>
                                                    </table:table-cell>
                                                    <table:table-cell table:style-name="Table11.A1" office:value-type="string">
                                                      <text:p text:style-name="P1"/>
                                                    </table:table-cell>
                                                    <table:table-cell table:style-name="Table11.C3" office:value-type="string">
                                                      <text:p text:style-name="P7"><text:span text:style-name="T9">पिता का नाम </text:span>/ Name of Father : <text:line-break/><text:span text:style-name="T7">YOUGAL KISHOR/ </text:span><text:span text:style-name="T9">युगल किशोर </text:span></text:p>
                                                    </table:table-cell>
                                                  </table:table-row>
                                                  <table:table-row>
                                                    <table:table-cell table:style-name="Table11.A4" office:value-type="string">
                                                      <text:p text:style-name="P7"><text:span text:style-name="T9">बच्चे के जन्म के समय माता</text:span><text:span text:style-name="T7">-</text:span><text:span text:style-name="T9">पिता का पता </text:span>/ Address of parents at the time of birth of the child: <text:line-break/><text:span text:style-name="T7"><text:line-break/>DUMARI BUJURG NAYAGAON SARAN BIHAR-841217 <text:line-break/><text:line-break/></text:span><text:span text:style-name="T9">डुमरी बुर्जुग नयागांव सारण बिहार</text:span><text:span text:style-name="T7">-841217 </text:span><text:line-break/></text:p>
                                                    </table:table-cell>
                                                    <table:table-cell table:style-name="Table11.A1" office:value-type="string">
                                                      <text:p text:style-name="P1"/>
                                                    </table:table-cell>
                                                    <table:table-cell table:style-name="Table11.C4" office:value-type="string">
                                                      <text:p text:style-name="Table_20_Contents"><text:span text:style-name="T9">माता</text:span><text:span text:style-name="T7">-</text:span><text:span text:style-name="T9">पिता के स्थायी पता</text:span>/ Permanent address of parents: <text:line-break/><text:line-break/><text:span text:style-name="T7">DUMARI BUJURG NAYAGAON SARAN BIHAR-841217 <text:line-break/><text:line-break/></text:span><text:span text:style-name="T9">डुमरी बुर्जुग नयागांव सारण बिहार</text:span><text:span text:style-name="T7">-841217 </text:span></text:p>
                                                    </table:table-cell>
                                                  </table:table-row>
                                                  <table:table-row>
                                                    <table:table-cell table:style-name="Table11.A5" office:value-type="string">
                                                      <text:p text:style-name="P7"><text:span text:style-name="T9">पंजीकरण संख्या </text:span>/ Registration Number: <text:line-break/>BH-2120-00140-999244 </text:p>
                                                    </table:table-cell>
                                                    <table:table-cell table:style-name="Table11.A1" office:value-type="string">
                                                      <text:p text:style-name="P1"/>
                                                    </table:table-cell>
                                                    <table:table-cell table:style-name="Table11.C5" office:value-type="string">
                                                      <text:p text:style-name="P7"><text:span text:style-name="T9">पंजीकरण तारीख </text:span>/ Date of Registration: <text:line-break/>22-12-2022 </text:p>
                                                    </table:table-cell>
                                                  </table:table-row>
                                                  <table:table-row>
                                                    <table:table-cell table:style-name="Table11.C2" office:value-type="string">
                                                      <text:p text:style-name="P7"><text:span text:style-name="T9">टिप्पणी </text:span>/ Remarks (if any): <text:line-break/>--- </text:p>
                                                    </table:table-cell>
                                                    <table:table-cell table:style-name="Table11.A1" office:value-type="string">
                                                      <text:p text:style-name="P1"/>
                                                    </table:table-cell>
                                                    <table:table-cell table:style-name="Table11.C6" office:value-type="string">
                                                      <text:p text:style-name="P1"/>
                                                    </table:table-cell>
                                                  </table:table-row>
                                                  <table:table-row>
                                                    <table:table-cell table:style-name="Table11.A1" office:value-type="string">
                                                      <text:p text:style-name="P1"/>
                                                    </table:table-cell>
                                                    <table:table-cell table:style-name="Table11.A1" office:value-type="string">
                                                      <table:table table:name="Table12" table:style-name="Table12">
                                                        <table:table-column table:style-name="Table12.A"/>
                                                        <table:table-column table:style-name="Table12.B"/>
                                                        <table:table-column table:style-name="Table12.C"/>
                                                        <table:table-row>
                                                          <table:table-cell table:style-name="Table12.A1" office:value-type="string">
                                                            <text:p text:style-name="P1"/>
                                                          </table:table-cell>
                                                          <table:table-cell table:style-name="Table12.A1" office:value-type="string">
                                                            <text:p text:style-name="Table_20_Contents"/>
                                                          </table:table-cell>
                                                          <table:table-cell table:style-name="Table12.A1" office:value-type="string">
                                                            <text:p text:style-name="P1"/>
                                                          </table:table-cell>
                                                        </table:table-row>
                                                      </table:table>
                                                      <text:p text:style-name="Table_20_Contents"/>
                                                    </table:table-cell>
                                                    <table:table-cell table:style-name="Table11.A1" office:value-type="string">
                                                      <text:p text:style-name="P1"/>
                                                    </table:table-cell>
                                                  </table:table-row>
                                                  <table:table-row>
                                                    <table:table-cell table:style-name="Table11.A8" office:value-type="string">
                                                      <text:p text:style-name="P7"><text:span text:style-name="T9">जारी करने की तिथि</text:span> / Date of issue: <text:line-break/>26-12-2022 </text:p>
                                                    </table:table-cell>
                                                    <table:table-cell table:style-name="Table11.A1" office:value-type="string">
                                                      <text:p text:style-name="P1"/>
                                                    </table:table-cell>
                                                    <table:table-cell table:style-name="Table11.C2" office:value-type="string">
                                                      <text:p text:style-name="P6"><text:span text:style-name="T9">जारी करने वाला प्राधिकारी </text:span><text:span text:style-name="T7">/ </text:span>Issuing Authority : </text:p>
                                                      <text:p text:style-name="P16"><text:span text:style-name="T10">रजिस्ट्रार </text:span><text:span text:style-name="T8">(</text:span><text:span text:style-name="T10">जन्‍म एवं मृत्‍यु</text:span><text:span text:style-name="T8">)<text:line-break/></text:span><text:span text:style-name="T2">Registrar (Birth &amp; Death) <text:line-break/></text:span><text:span text:style-name="T17">ग्राम पंचायत डुमरी बुर्जुग </text:span><text:span text:style-name="T2"><text:line-break/>GRAMA PANCHAYAT DUMARI BUJURG </text:span></text:p>
                                                    </table:table-cell>
                                                  </table:table-row>
                                                  <table:table-row>
                                                    <table:table-cell table:style-name="Table11.C2" office:value-type="string">
                                                      <text:p text:style-name="P7">Updated on : <text:line-break/>26-12-2022 12:10:36 </text:p>
                                                    </table:table-cell>
                                                    <table:table-cell table:style-name="Table11.B9" table:number-columns-spanned="2" office:value-type="string">
                                                      <text:p text:style-name="P1"/>
                                                    </table:table-cell>
                                                    <table:covered-table-cell/>
                                                  </table:table-row>
                                                  <table:table-row>
                                                    <table:table-cell table:style-name="Table11.A10" office:value-type="string">
                                                      <text:p text:style-name="P7"><draw:frame draw:style-name="fr3" draw:name="Image5" text:anchor-type="as-char" svg:width="0.8335in" svg:height="0.8335in" draw:z-index="4"><draw:image xlink:href="http://api.qrserver.com/v1/create-qr-code/?color=000000&amp;bgcolor=FFFFFF&amp;data=https://cdn03.qrcodechimp.com/qr/PROD/630db1295e4abac6b30bc694/fm/crsorgi_gov_in_477.pdf?v=1672210667084;qzone=1&amp;margin=0&amp;size=400x400&amp;ecc=L" xlink:type="simple" xlink:show="embed" xlink:actuate="onLoad" draw:mime-type="image/png"/></draw:frame><text:s/></text:p>
                                                    </table:table-cell>
                                                    <table:table-cell table:style-name="Table11.A1" office:value-type="string">
                                                      <text:p text:style-name="P1"/>
                                                    </table:table-cell>
                                                    <table:table-cell table:style-name="Table11.C6" office:value-type="string">
                                                      <text:p text:style-name="P1"/>
                                                    </table:table-cell>
                                                  </table:table-row>
                                                </table:table>
                                                <text:p text:style-name="Table_20_Contents"/>
                                              </table:table-cell>
                                              <table:table-cell table:number-columns-spanned="3" office:value-type="string">
                                                <text:p text:style-name="P1"/>
                                              </table:table-cell>
                                              <table:covered-table-cell/>
                                              <table:covered-table-cell/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</table:table-row>
                                            <table:table-row>
                                              <table:table-cell office:value-type="string">
                                                <text:p text:style-name="P7"> </text:p>
                                              </table:table-cell>
                                              <table:table-cell table:style-name="Table9.B23" table:number-columns-spanned="3" office:value-type="string">
                                                <text:p text:style-name="P1"/>
                                              </table:table-cell>
                                              <table:covered-table-cell/>
                                              <table:covered-table-cell/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</table:table-row>
                                            <table:table-row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table:number-columns-spanned="3" office:value-type="string">
                                                <text:p text:style-name="P8"><text:line-break/>"This is a computer generated certificate." <text:line-break/>" The Govt. of India vide circular No. 1/12/2014-VS(CRS) dated 27-July-2015 has <text:line-break/>approved this certificate as a valid legal document for all official purposes". <text:line-break/><text:span text:style-name="T7">" </text:span><text:span text:style-name="T9">प्रत्‍येक जन्‍म एवं मृत्‍यु का पंजीकरण सुनिश्‍चित करें</text:span><text:span text:style-name="T7">" / </text:span>"Ensure registration of every birth and death" </text:p>
                                              </table:table-cell>
                                              <table:covered-table-cell/>
                                              <table:covered-table-cell/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</table:table-row>
                                            <table:table-row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13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</table:table-row>
                                            <table:table-row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8"><draw:frame draw:style-name="fr3" draw:name="Image6" text:anchor-type="as-char" svg:width="3.4374in" svg:height="0.2083in" draw:z-index="5"><draw:image xlink:href="https://crsorgi.gov.in/lib/barcode.php?text='B-2022:%2010-04301-000046'" xlink:type="simple" xlink:show="embed" xlink:actuate="onLoad" draw:mime-type="image/png"/></draw:frame>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</table:table-row>
                                            <table:table-row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13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  <table:table-cell office:value-type="string">
                                                <text:p text:style-name="P8"> </text:p>
                                              </table:table-cell>
                                            </table:table-row>
                                          </table:table>
                                          <text:p text:style-name="P1"/>
                                        </table:table-cell>
                                      </table:table-row>
                                    </table:table>
                                    <text:p text:style-name="Table_20_Contents"/>
                                  </table:table-cell>
                                  <table:table-cell table:style-name="Table7.A1" office:value-type="string">
                                    <text:p text:style-name="P1"/>
                                  </table:table-cell>
                                  <table:table-cell table:style-name="Table7.A1" office:value-type="string">
                                    <text:p text:style-name="Table_20_Contents"> </text:p>
                                  </table:table-cell>
                                </table:table-row>
                                <table:table-row table:style-name="Table7.1">
                                  <table:table-cell table:style-name="Table7.A1" table:number-columns-spanned="3" office:value-type="string">
                                    <text:p text:style-name="P1"/>
                                  </table:table-cell>
                                  <table:covered-table-cell/>
                                  <table:covered-table-cell/>
                                </table:table-row>
                              </table:table>
                              <text:p text:style-name="P1"/>
                            </table:table-cell>
                          </table:table-row>
                        </table:table>
                        <text:p text:style-name="Table_20_Contents"/>
                      </table:table-cell>
                    </table:table-row>
                    <table:table-row>
                      <table:table-cell office:value-type="string">
                        <text:p text:style-name="P1"/>
                      </table:table-cell>
                    </table:table-row>
                    <table:table-row>
                      <table:table-cell table:style-name="Table5.A1" office:value-type="string">
                        <text:p text:style-name="P3"> </text:p>
                        <table:table table:name="Table13" table:style-name="Table13">
                          <table:table-column table:style-name="Table13.A"/>
                          <table:table-column table:style-name="Table13.B"/>
                          <table:table-column table:style-name="Table13.C"/>
                          <table:table-row>
                            <table:table-cell table:style-name="Table13.A1" office:value-type="string">
                              <text:p text:style-name="P8"><text:a xlink:type="simple" xlink:href="https://cdn03.qrcodechimp.com/qr/PROD/630db1295e4abac6b30bc694/fm/crsorgi_gov_in_477.pdf?v=1672210667084/print%22" office:target-frame-name="_blank" xlink:show="new" text:style-name="Internet_20_link" text:visited-style-name="Visited_20_Internet_20_Link"><text:span text:style-name="T19">Print</text:span></text:a><text:span text:style-name="T18"> </text:span></text:p>
                            </table:table-cell>
                            <table:table-cell table:style-name="Table13.B1" office:value-type="string">
                              <text:p text:style-name="Table_20_Contents"> </text:p>
                            </table:table-cell>
                            <table:table-cell table:style-name="Table13.A1" office:value-type="string">
                              <text:p text:style-name="P17"><draw:control text:anchor-type="as-char" draw:z-index="14" draw:name="Shape7" draw:style-name="gr1" draw:text-style-name="P19" svg:width="1.4067in" svg:height="0.2295in" draw:control="control7"/><text:s/></text:p>
                            </table:table-cell>
                          </table:table-row>
                        </table:table>
                        <text:p text:style-name="Table_20_Contents"/>
                      </table:table-cell>
                    </table:table-row>
                    <table:table-row>
                      <table:table-cell table:style-name="Table5.A1" office:value-type="string">
                        <text:p text:style-name="P1"/>
                      </table:table-cell>
                    </table:table-row>
                    <table:table-row>
                      <table:table-cell table:style-name="Table5.A5" office:value-type="string">
                        <text:p text:style-name="P18"><text:span text:style-name="T2">Note:</text:span> If QR Code is not displaying, press Ctrl+Shift+R in combination to reload the page.</text:p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le4.A2" office:value-type="string">
                  <text:p text:style-name="P1"/>
                </table:table-cell>
              </table:table-row>
              <table:table-row>
                <table:table-cell table:style-name="Table4.A3" office:value-type="string">
                  <text:p text:style-name="Table_20_Contents"> 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, Arial, Helvetica, sans-serif"/>
    <style:font-face style:name="Times New Roman" svg:font-family="'Times New Roman', Times, serif"/>
    <style:font-face style:name="cursive" svg:font-family="cursiv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US" style:font-name-asian="NSimSun" style:font-size-asian="12pt" style:language-asian="zh" style:country-asian="CN" style:font-name-complex="Mangal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text-indent="0in" style:auto-text-indent="false"/>
      <style:text-properties style:text-line-through-style="none" style:text-line-through-type="none" style:font-name="Tahoma" fo:font-family="Tahoma, Arial, Helvetica, sans-serif" fo:font-size="8.25pt" style:text-underline-style="none" style:text-blinking="false" style:font-name-asian="Tahoma" style:font-family-asian="Tahoma, Arial, Helvetica, sans-serif" style:font-size-asian="8.25pt" style:font-name-complex="Tahoma" style:font-family-complex="Tahoma, Arial, Helvetica, sans-serif" style:font-size-complex="8.25pt" style:text-overline-style="none" style:text-overline-color="font-color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Liberation Sans Unicode MS" fo:font-family="'Liberation Sans Unicode MS'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0d1024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d1024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0d1024" draw:opacity="100%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HTML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Civil Registration System</dc:title>
    <meta:document-statistic meta:table-count="13" meta:image-count="6" meta:object-count="0" meta:page-count="1" meta:paragraph-count="148" meta:word-count="412" meta:character-count="2330" meta:non-whitespace-character-count="1798"/>
    <meta:generator>LibreOffice/7.4.3.2$Windows_X86_64 LibreOffice_project/1048a8393ae2eeec98dff31b5c133c5f1d08b890</meta:generator>
    <meta:user-defined meta:name="title">Civil Registration System</meta:user-defined>
  </office:meta>
</office:document-meta>
</file>